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1299in" table:align="left"/>
    </style:style>
    <style:style style:name="Table1.A" style:family="table-column">
      <style:table-column-properties style:column-width="0.9389in"/>
    </style:style>
    <style:style style:name="Table1.B" style:family="table-column">
      <style:table-column-properties style:column-width="1.1243in"/>
    </style:style>
    <style:style style:name="Table1.C" style:family="table-column">
      <style:table-column-properties style:column-width="0.3132in"/>
    </style:style>
    <style:style style:name="Table1.D" style:family="table-column">
      <style:table-column-properties style:column-width="0.7535in"/>
    </style:style>
    <style:style style:name="Table1.A1" style:family="table-cell">
      <style:table-cell-properties fo:padding="0.0201in" fo:border-left="0.05pt solid #000000" fo:border-right="none" fo:border-top="0.05pt solid #000000" fo:border-bottom="0.05pt solid #000000" style:writing-mode="page"/>
    </style:style>
    <style:style style:name="Table1.D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text-properties officeooo:rsid="001e650a" officeooo:paragraph-rsid="001e650a"/>
    </style:style>
    <style:style style:name="P2" style:family="paragraph" style:parent-style-name="Standard">
      <style:paragraph-properties fo:text-align="center" style:justify-single-word="false"/>
      <style:text-properties officeooo:rsid="001e650a" officeooo:paragraph-rsid="001e650a"/>
    </style:style>
    <style:style style:name="P3" style:family="paragraph" style:parent-style-name="Standard">
      <style:paragraph-properties fo:text-align="center" style:justify-single-word="false"/>
      <style:text-properties fo:font-weight="bold" officeooo:rsid="001e650a" officeooo:paragraph-rsid="001e650a" style:font-weight-asian="bold" style:font-weight-complex="bold"/>
    </style:style>
    <style:style style:name="P4" style:family="paragraph" style:parent-style-name="Standard" style:master-page-name="">
      <loext:graphic-properties draw:fill-gradient-name="gradient" draw:fill-hatch-name="hatch"/>
      <style:paragraph-properties style:page-number="auto" fo:keep-with-next="always"/>
      <style:text-properties fo:font-weight="bold" officeooo:rsid="002bfc24" officeooo:paragraph-rsid="002bfc24" style:font-weight-asian="bold" style:font-weight-complex="bold"/>
    </style:style>
    <style:style style:name="P5" style:family="paragraph" style:parent-style-name="Standard" style:master-page-name="">
      <loext:graphic-properties draw:fill-gradient-name="gradient" draw:fill-hatch-name="hatch"/>
      <style:paragraph-properties style:page-number="auto"/>
      <style:text-properties fo:font-weight="bold" officeooo:rsid="002485cc" officeooo:paragraph-rsid="002bfc24" style:font-weight-asian="bold" style:font-weight-complex="bold"/>
    </style:style>
    <style:style style:name="P6" style:family="paragraph" style:parent-style-name="Standard">
      <style:text-properties officeooo:rsid="0020f39a" officeooo:paragraph-rsid="0020f39a"/>
    </style:style>
    <style:style style:name="P7" style:family="paragraph" style:parent-style-name="Standard">
      <style:text-properties officeooo:rsid="0020f39a" officeooo:paragraph-rsid="00236d78"/>
    </style:style>
    <style:style style:name="P8" style:family="paragraph" style:parent-style-name="Standard">
      <style:text-properties officeooo:rsid="0022499f" officeooo:paragraph-rsid="0022499f"/>
    </style:style>
    <style:style style:name="P9" style:family="paragraph" style:parent-style-name="Standard">
      <style:text-properties officeooo:rsid="00236d78" officeooo:paragraph-rsid="00236d78"/>
    </style:style>
    <style:style style:name="P10" style:family="paragraph" style:parent-style-name="Standard">
      <style:paragraph-properties fo:margin-left="0.4925in" fo:margin-right="0in" fo:text-indent="0in" style:auto-text-indent="false"/>
      <style:text-properties officeooo:rsid="00236d78" officeooo:paragraph-rsid="00236d78"/>
    </style:style>
    <style:style style:name="P11" style:family="paragraph" style:parent-style-name="Standard" style:master-page-name="">
      <loext:graphic-properties draw:fill-gradient-name="gradient" draw:fill-hatch-name="hatch"/>
      <style:paragraph-properties style:page-number="auto" fo:keep-with-next="always"/>
      <style:text-properties officeooo:rsid="00236d78" officeooo:paragraph-rsid="00236d78"/>
    </style:style>
    <style:style style:name="P12" style:family="paragraph" style:parent-style-name="Standard">
      <style:paragraph-properties fo:margin-left="0in" fo:margin-right="0in" fo:text-indent="0in" style:auto-text-indent="false"/>
      <style:text-properties officeooo:rsid="00236d78" officeooo:paragraph-rsid="00236d78"/>
    </style:style>
    <style:style style:name="P13" style:family="paragraph" style:parent-style-name="Standard">
      <style:paragraph-properties fo:margin-left="0in" fo:margin-right="0in" fo:text-indent="0in" style:auto-text-indent="false"/>
      <style:text-properties officeooo:rsid="00236d78" officeooo:paragraph-rsid="002477cb"/>
    </style:style>
    <style:style style:name="P14" style:family="paragraph" style:parent-style-name="Standard">
      <style:paragraph-properties fo:margin-left="0.4925in" fo:margin-right="0in" fo:text-indent="0in" style:auto-text-indent="false"/>
      <style:text-properties officeooo:rsid="00236d78" officeooo:paragraph-rsid="002485cc"/>
    </style:style>
    <style:style style:name="P15" style:family="paragraph" style:parent-style-name="Standard" style:master-page-name="">
      <loext:graphic-properties draw:fill-gradient-name="gradient" draw:fill-hatch-name="hatch"/>
      <style:paragraph-properties style:page-number="auto" fo:keep-with-next="always"/>
      <style:text-properties officeooo:rsid="00236d78" officeooo:paragraph-rsid="002485cc"/>
    </style:style>
    <style:style style:name="P16" style:family="paragraph" style:parent-style-name="Standard">
      <style:paragraph-properties fo:margin-left="0in" fo:margin-right="0in" fo:text-indent="0in" style:auto-text-indent="false"/>
      <style:text-properties officeooo:rsid="00236d78" officeooo:paragraph-rsid="002485cc"/>
    </style:style>
    <style:style style:name="P17" style:family="paragraph" style:parent-style-name="Standard">
      <style:paragraph-properties fo:margin-left="0.4925in" fo:margin-right="0in" fo:text-indent="0in" style:auto-text-indent="false"/>
      <style:text-properties officeooo:rsid="002485cc" officeooo:paragraph-rsid="002485cc"/>
    </style:style>
    <style:style style:name="P18" style:family="paragraph" style:parent-style-name="Standard">
      <style:paragraph-properties fo:margin-left="0in" fo:margin-right="0in" fo:text-indent="0in" style:auto-text-indent="false"/>
      <style:text-properties officeooo:rsid="002485cc" officeooo:paragraph-rsid="002485cc"/>
    </style:style>
    <style:style style:name="P19" style:family="paragraph" style:parent-style-name="Standard">
      <style:paragraph-properties fo:margin-left="0.4925in" fo:margin-right="0in" fo:text-indent="0in" style:auto-text-indent="false"/>
      <style:text-properties officeooo:rsid="002485cc" officeooo:paragraph-rsid="002bfc24"/>
    </style:style>
    <style:style style:name="P20" style:family="paragraph" style:parent-style-name="Standard">
      <style:paragraph-properties fo:margin-left="0in" fo:margin-right="0in" fo:text-indent="0in" style:auto-text-indent="false"/>
      <style:text-properties officeooo:rsid="002485cc" officeooo:paragraph-rsid="002bfc24"/>
    </style:style>
    <style:style style:name="P21" style:family="paragraph" style:parent-style-name="Text_20_body">
      <style:text-properties officeooo:rsid="0026029c" officeooo:paragraph-rsid="0026029c"/>
    </style:style>
    <style:style style:name="P22" style:family="paragraph" style:parent-style-name="Text_20_body">
      <loext:graphic-properties draw:fill-gradient-name="gradient" draw:fill-hatch-name="hatch"/>
      <style:paragraph-properties fo:keep-with-next="always"/>
      <style:text-properties officeooo:rsid="0026029c" officeooo:paragraph-rsid="0026029c"/>
    </style:style>
    <style:style style:name="P23" style:family="paragraph" style:parent-style-name="Standard">
      <style:text-properties officeooo:rsid="0026029c" officeooo:paragraph-rsid="0026029c"/>
    </style:style>
    <style:style style:name="P24" style:family="paragraph" style:parent-style-name="Standard">
      <style:paragraph-properties fo:margin-left="0in" fo:margin-right="0in" fo:text-indent="0in" style:auto-text-indent="false"/>
      <style:text-properties officeooo:rsid="0026029c" officeooo:paragraph-rsid="0026029c"/>
    </style:style>
    <style:style style:name="P25" style:family="paragraph" style:parent-style-name="Standard">
      <style:paragraph-properties fo:margin-left="0.4925in" fo:margin-right="0in" fo:text-indent="0in" style:auto-text-indent="false"/>
      <style:text-properties style:font-name="Liberation Mono" fo:font-size="10pt" officeooo:rsid="0026029c" officeooo:paragraph-rsid="0026029c" style:font-size-asian="10pt" style:font-size-complex="10pt"/>
    </style:style>
    <style:style style:name="P26" style:family="paragraph" style:parent-style-name="Standard">
      <loext:graphic-properties draw:fill-hatch-name="hatch"/>
      <style:paragraph-properties fo:margin-left="0.4925in" fo:margin-right="0in" fo:text-indent="0in" style:auto-text-indent="false"/>
      <style:text-properties style:font-name="Liberation Mono" fo:font-size="10pt" officeooo:rsid="0026029c" officeooo:paragraph-rsid="0026029c" style:font-size-asian="10pt" style:font-size-complex="10pt"/>
    </style:style>
    <style:style style:name="P27" style:family="paragraph" style:parent-style-name="Standard">
      <loext:graphic-properties draw:fill-hatch-name="hatch"/>
      <style:paragraph-properties fo:margin-left="0.4925in" fo:margin-right="0in" fo:text-indent="0in" style:auto-text-indent="false" fo:keep-with-next="always"/>
      <style:text-properties style:font-name="Liberation Mono" fo:font-size="10pt" officeooo:rsid="0026029c" officeooo:paragraph-rsid="0026029c" style:font-size-asian="10pt" style:font-size-complex="10pt"/>
    </style:style>
    <style:style style:name="P28"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officeooo:rsid="0026029c" officeooo:paragraph-rsid="0026029c" style:font-size-asian="10pt" style:font-size-complex="10pt"/>
    </style:style>
    <style:style style:name="P29" style:family="paragraph" style:parent-style-name="Standard">
      <style:paragraph-properties fo:margin-left="0.4925in" fo:margin-right="0in" fo:text-indent="0in" style:auto-text-indent="false"/>
      <style:text-properties style:font-name="Liberation Mono" fo:font-size="10pt" officeooo:rsid="0029a408" officeooo:paragraph-rsid="0029a408" style:font-size-asian="10pt" style:font-size-complex="10pt"/>
    </style:style>
    <style:style style:name="P30" style:family="paragraph" style:parent-style-name="Standard">
      <style:paragraph-properties fo:margin-left="0.4925in" fo:margin-right="0in" fo:text-indent="0in" style:auto-text-indent="false"/>
      <style:text-properties style:font-name="Liberation Mono" fo:font-size="10pt" fo:font-style="normal" officeooo:rsid="00396a11" officeooo:paragraph-rsid="00396a11" style:font-size-asian="10pt" style:font-style-asian="normal" style:font-size-complex="10pt" style:font-style-complex="normal"/>
    </style:style>
    <style:style style:name="P31" style:family="paragraph" style:parent-style-name="Standard">
      <style:paragraph-properties fo:margin-left="0.4925in" fo:margin-right="0in" fo:text-indent="0in" style:auto-text-indent="false"/>
      <style:text-properties style:font-name="Liberation Mono" fo:font-size="10pt" fo:font-style="normal" officeooo:rsid="00396a11" officeooo:paragraph-rsid="003a97cf" style:font-size-asian="10pt" style:font-style-asian="normal" style:font-size-complex="10pt" style:font-style-complex="normal"/>
    </style:style>
    <style:style style:name="P32"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fo:font-style="normal" officeooo:rsid="00396a11" officeooo:paragraph-rsid="003a97cf" style:font-size-asian="10pt" style:font-style-asian="normal" style:font-size-complex="10pt" style:font-style-complex="normal"/>
    </style:style>
    <style:style style:name="P33"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fo:font-style="normal" officeooo:rsid="002fc988" officeooo:paragraph-rsid="0031661c" style:font-size-asian="10pt" style:font-style-asian="normal" style:font-size-complex="10pt" style:font-style-complex="normal"/>
    </style:style>
    <style:style style:name="P34" style:family="paragraph" style:parent-style-name="Standard">
      <loext:graphic-properties draw:fill-gradient-name="gradient" draw:fill-hatch-name="hatch"/>
      <style:paragraph-properties fo:margin-left="0.4925in" fo:margin-right="0in" fo:text-indent="0in" style:auto-text-indent="false" fo:keep-with-next="always"/>
      <style:text-properties style:font-name="Liberation Mono" fo:font-size="10pt" fo:font-style="normal" officeooo:rsid="002fc988" officeooo:paragraph-rsid="0031661c" style:font-size-asian="10pt" style:font-style-asian="normal" style:font-size-complex="10pt" style:font-style-complex="normal"/>
    </style:style>
    <style:style style:name="P35" style:family="paragraph" style:parent-style-name="Standard">
      <loext:graphic-properties draw:fill-gradient-name="gradient" draw:fill-hatch-name="hatch"/>
      <style:paragraph-properties fo:margin-left="0.4925in" fo:margin-right="0in" fo:text-indent="0in" style:auto-text-indent="false" fo:keep-with-next="always"/>
      <style:text-properties style:font-name="Liberation Mono" fo:font-size="10pt" fo:font-style="normal" officeooo:rsid="002fc988" officeooo:paragraph-rsid="002fc988" style:font-size-asian="10pt" style:font-style-asian="normal" style:font-size-complex="10pt" style:font-style-complex="normal"/>
    </style:style>
    <style:style style:name="P36" style:family="paragraph" style:parent-style-name="Standard">
      <loext:graphic-properties draw:fill-hatch-name="hatch"/>
      <style:paragraph-properties fo:margin-left="0.4925in" fo:margin-right="0in" fo:text-indent="0in" style:auto-text-indent="false" fo:keep-with-next="always"/>
      <style:text-properties style:font-name="Liberation Mono" fo:font-size="10pt" fo:font-style="normal" officeooo:rsid="002fc988" officeooo:paragraph-rsid="002fc988" style:font-size-asian="10pt" style:font-style-asian="normal" style:font-size-complex="10pt" style:font-style-complex="normal"/>
    </style:style>
    <style:style style:name="P37" style:family="paragraph" style:parent-style-name="Standard">
      <style:paragraph-properties fo:margin-left="0.4925in" fo:margin-right="0in" fo:text-indent="0in" style:auto-text-indent="false"/>
      <style:text-properties style:font-name="Liberation Mono" fo:font-size="10pt" fo:font-style="normal" officeooo:rsid="002f5662" officeooo:paragraph-rsid="002f5662" style:font-size-asian="10pt" style:font-style-asian="normal" style:font-size-complex="10pt" style:font-style-complex="normal"/>
    </style:style>
    <style:style style:name="P38" style:family="paragraph" style:parent-style-name="Standard">
      <style:paragraph-properties fo:margin-left="0.4925in" fo:margin-right="0in" fo:text-indent="0in" style:auto-text-indent="false"/>
      <style:text-properties style:font-name="Liberation Mono" fo:font-size="10pt" fo:font-style="normal" officeooo:rsid="00437368" officeooo:paragraph-rsid="00437368" style:font-size-asian="10pt" style:font-style-asian="normal" style:font-size-complex="10pt" style:font-style-complex="normal"/>
    </style:style>
    <style:style style:name="P39" style:family="paragraph" style:parent-style-name="Standard">
      <style:paragraph-properties fo:margin-left="0.4925in" fo:margin-right="0in" fo:text-indent="0in" style:auto-text-indent="false"/>
      <style:text-properties style:font-name="Liberation Mono" fo:font-size="10pt" fo:font-style="normal" officeooo:rsid="004658ca" officeooo:paragraph-rsid="004658ca" style:font-size-asian="10pt" style:font-style-asian="normal" style:font-size-complex="10pt" style:font-style-complex="normal"/>
    </style:style>
    <style:style style:name="P40" style:family="paragraph" style:parent-style-name="Standard">
      <style:paragraph-properties fo:margin-left="0.4925in" fo:margin-right="0in" fo:text-indent="0in" style:auto-text-indent="false"/>
      <style:text-properties style:font-name="Liberation Mono" fo:font-size="10pt" fo:font-style="normal" officeooo:rsid="004658ca" officeooo:paragraph-rsid="00474973" style:font-size-asian="10pt" style:font-style-asian="normal" style:font-size-complex="10pt" style:font-style-complex="normal"/>
    </style:style>
    <style:style style:name="P41" style:family="paragraph" style:parent-style-name="Standard">
      <style:paragraph-properties fo:margin-left="0in" fo:margin-right="0in" fo:text-indent="0in" style:auto-text-indent="false"/>
      <style:text-properties officeooo:rsid="0029a408" officeooo:paragraph-rsid="0029a408"/>
    </style:style>
    <style:style style:name="P42" style:family="paragraph" style:parent-style-name="Standard">
      <style:text-properties officeooo:rsid="002b22e4" officeooo:paragraph-rsid="002b22e4"/>
    </style:style>
    <style:style style:name="P43" style:family="paragraph" style:parent-style-name="Standard">
      <style:paragraph-properties fo:margin-left="0in" fo:margin-right="0in" fo:text-indent="0in" style:auto-text-indent="false"/>
      <style:text-properties style:font-name="Liberation Serif" fo:font-size="12pt" fo:font-style="normal" officeooo:rsid="0029a408" officeooo:paragraph-rsid="0029a408" style:font-size-asian="10.5pt" style:font-style-asian="normal" style:font-size-complex="12pt" style:font-style-complex="normal"/>
    </style:style>
    <style:style style:name="P44" style:family="paragraph" style:parent-style-name="Standard">
      <style:paragraph-properties fo:margin-left="0in" fo:margin-right="0in" fo:text-indent="0in" style:auto-text-indent="false"/>
      <style:text-properties style:font-name="Liberation Serif" fo:font-size="12pt" fo:font-style="normal" officeooo:rsid="0020f39a" officeooo:paragraph-rsid="002b22e4" style:font-size-asian="10.5pt" style:font-style-asian="normal" style:font-size-complex="12pt" style:font-style-complex="normal"/>
    </style:style>
    <style:style style:name="P45" style:family="paragraph" style:parent-style-name="Standard">
      <style:paragraph-properties fo:margin-left="0in" fo:margin-right="0in" fo:text-indent="0in" style:auto-text-indent="false"/>
      <style:text-properties style:font-name="Liberation Serif" fo:font-size="12pt" fo:font-style="normal" officeooo:rsid="002f5662" officeooo:paragraph-rsid="002f5662" style:font-size-asian="10.5pt" style:font-style-asian="normal" style:font-size-complex="12pt" style:font-style-complex="normal"/>
    </style:style>
    <style:style style:name="P46" style:family="paragraph" style:parent-style-name="Standard">
      <style:paragraph-properties fo:margin-left="0in" fo:margin-right="0in" fo:text-indent="0in" style:auto-text-indent="false"/>
      <style:text-properties style:font-name="Liberation Serif" fo:font-size="12pt" fo:font-style="normal" officeooo:rsid="002fc988" officeooo:paragraph-rsid="002fc988" style:font-size-asian="10.5pt" style:font-style-asian="normal" style:font-size-complex="12pt" style:font-style-complex="normal"/>
    </style:style>
    <style:style style:name="P47" style:family="paragraph" style:parent-style-name="Standard">
      <style:paragraph-properties fo:margin-left="0in" fo:margin-right="0in" fo:text-indent="0in" style:auto-text-indent="false"/>
      <style:text-properties style:font-name="Liberation Serif" fo:font-size="12pt" fo:font-style="normal" officeooo:rsid="00396a11" officeooo:paragraph-rsid="00396a11" style:font-size-asian="10.5pt" style:font-style-asian="normal" style:font-size-complex="12pt" style:font-style-complex="normal"/>
    </style:style>
    <style:style style:name="P48" style:family="paragraph" style:parent-style-name="Standard">
      <style:paragraph-properties fo:margin-left="0in" fo:margin-right="0in" fo:text-indent="0in" style:auto-text-indent="false"/>
      <style:text-properties style:font-name="Liberation Serif" fo:font-size="12pt" fo:font-style="normal" officeooo:rsid="003a97cf" officeooo:paragraph-rsid="003a97cf" style:font-size-asian="10.5pt" style:font-style-asian="normal" style:font-size-complex="12pt" style:font-style-complex="normal"/>
    </style:style>
    <style:style style:name="P49" style:family="paragraph" style:parent-style-name="Standard">
      <style:paragraph-properties fo:margin-left="0in" fo:margin-right="0in" fo:text-indent="0in" style:auto-text-indent="false"/>
      <style:text-properties style:font-name="Liberation Serif" fo:font-size="12pt" fo:font-style="normal" officeooo:rsid="00437368" officeooo:paragraph-rsid="00437368" style:font-size-asian="10.5pt" style:font-style-asian="normal" style:font-size-complex="12pt" style:font-style-complex="normal"/>
    </style:style>
    <style:style style:name="P50" style:family="paragraph" style:parent-style-name="Standard">
      <style:paragraph-properties fo:margin-left="0in" fo:margin-right="0in" fo:text-indent="0in" style:auto-text-indent="false"/>
      <style:text-properties style:font-name="Liberation Serif" fo:font-size="12pt" fo:font-style="normal" officeooo:rsid="004658ca" officeooo:paragraph-rsid="004658ca" style:font-size-asian="10.5pt" style:font-style-asian="normal" style:font-size-complex="12pt" style:font-style-complex="normal"/>
    </style:style>
    <style:style style:name="P51" style:family="paragraph" style:parent-style-name="Standard">
      <style:paragraph-properties fo:margin-left="0.4925in" fo:margin-right="0in" fo:text-indent="0in" style:auto-text-indent="false"/>
      <style:text-properties officeooo:rsid="002bfc24" officeooo:paragraph-rsid="002bfc24"/>
    </style:style>
    <style:style style:name="P52"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2bfc24"/>
    </style:style>
    <style:style style:name="P53"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332f8a"/>
    </style:style>
    <style:style style:name="P54"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437368"/>
    </style:style>
    <style:style style:name="P55"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4532bd"/>
    </style:style>
    <style:style style:name="P56" style:family="paragraph" style:parent-style-name="Standard">
      <loext:graphic-properties draw:fill-gradient-name="gradient" draw:fill-hatch-name="hatch"/>
      <style:paragraph-properties fo:margin-left="1.2in" fo:margin-right="0in" fo:text-indent="-0.7in" style:auto-text-indent="false">
        <style:tab-stops/>
      </style:paragraph-properties>
      <style:text-properties officeooo:rsid="002bfc24" officeooo:paragraph-rsid="004532bd"/>
    </style:style>
    <style:style style:name="P57" style:family="paragraph" style:parent-style-name="Contents_20_3">
      <style:paragraph-properties>
        <style:tab-stops>
          <style:tab-stop style:position="6.5311in" style:type="right" style:leader-style="dotted" style:leader-text="."/>
        </style:tab-stops>
      </style:paragraph-properties>
    </style:style>
    <style:style style:name="P58" style:family="paragraph" style:parent-style-name="Contents_20_4">
      <style:paragraph-properties>
        <style:tab-stops>
          <style:tab-stop style:position="6.3346in" style:type="right" style:leader-style="dotted" style:leader-text="."/>
        </style:tab-stops>
      </style:paragraph-properties>
    </style:style>
    <style:style style:name="P59" style:family="paragraph" style:parent-style-name="Text_20_body">
      <style:text-properties officeooo:rsid="00362b9f" officeooo:paragraph-rsid="00362b9f"/>
    </style:style>
    <style:style style:name="P60" style:family="paragraph" style:parent-style-name="Table_20_Contents">
      <style:paragraph-properties fo:text-align="center" style:justify-single-word="false"/>
      <style:text-properties officeooo:rsid="00388b9d" officeooo:paragraph-rsid="00388b9d"/>
    </style:style>
    <style:style style:name="P61" style:family="paragraph" style:parent-style-name="Text_20_body">
      <style:text-properties officeooo:rsid="00388b9d" officeooo:paragraph-rsid="00388b9d"/>
    </style:style>
    <style:style style:name="P62" style:family="paragraph" style:parent-style-name="Table_20_Contents">
      <style:paragraph-properties fo:text-align="center" style:justify-single-word="false"/>
    </style:style>
    <style:style style:name="P63" style:family="paragraph" style:parent-style-name="Table_20_Contents">
      <style:paragraph-properties fo:text-align="center" style:justify-single-word="false"/>
      <style:text-properties officeooo:paragraph-rsid="00388b9d"/>
    </style:style>
    <style:style style:name="P64" style:family="paragraph" style:parent-style-name="Text_20_body">
      <style:text-properties officeooo:rsid="003741da" officeooo:paragraph-rsid="003741da"/>
    </style:style>
    <style:style style:name="P65" style:family="paragraph" style:parent-style-name="Text_20_body">
      <style:text-properties officeooo:rsid="00396a11" officeooo:paragraph-rsid="00396a11"/>
    </style:style>
    <style:style style:name="P66" style:family="paragraph" style:parent-style-name="Text_20_body">
      <style:text-properties officeooo:rsid="003d4341" officeooo:paragraph-rsid="003d4341"/>
    </style:style>
    <style:style style:name="P67" style:family="paragraph" style:parent-style-name="Table_20_Contents">
      <style:paragraph-properties fo:text-align="center" style:justify-single-word="false"/>
      <style:text-properties officeooo:rsid="004035b1" officeooo:paragraph-rsid="004035b1"/>
    </style:style>
    <style:style style:name="P68" style:family="paragraph" style:parent-style-name="Table_20_Contents">
      <style:paragraph-properties fo:text-align="center" style:justify-single-word="false"/>
      <style:text-properties officeooo:rsid="00419b03" officeooo:paragraph-rsid="00419b03"/>
    </style:style>
    <style:style style:name="P69" style:family="paragraph" style:parent-style-name="Contents_20_3">
      <style:paragraph-properties>
        <style:tab-stops>
          <style:tab-stop style:position="6.5311in" style:type="right" style:leader-style="dotted" style:leader-text="."/>
        </style:tab-stops>
      </style:paragraph-properties>
    </style:style>
    <style:style style:name="P70" style:family="paragraph" style:parent-style-name="Contents_20_4">
      <style:paragraph-properties>
        <style:tab-stops>
          <style:tab-stop style:position="6.3346in" style:type="right" style:leader-style="dotted" style:leader-text="."/>
        </style:tab-stops>
      </style:paragraph-properties>
    </style:style>
    <style:style style:name="P71" style:family="paragraph" style:parent-style-name="Heading_20_3">
      <style:text-properties officeooo:rsid="00362b9f" officeooo:paragraph-rsid="00362b9f"/>
    </style:style>
    <style:style style:name="P72" style:family="paragraph" style:parent-style-name="Heading_20_4" style:master-page-name="">
      <loext:graphic-properties draw:fill-gradient-name="gradient" draw:fill-hatch-name="hatch"/>
      <style:paragraph-properties style:page-number="auto" fo:keep-with-next="always"/>
    </style:style>
    <style:style style:name="P73" style:family="paragraph" style:parent-style-name="Standard">
      <loext:graphic-properties draw:fill-hatch-name="hatch"/>
      <style:paragraph-properties fo:margin-left="0.4925in" fo:margin-right="0in" fo:text-indent="0in" style:auto-text-indent="false"/>
      <style:text-properties style:font-name="Liberation Mono" fo:font-size="10pt" officeooo:rsid="0026029c" officeooo:paragraph-rsid="0026029c" style:font-size-asian="10pt" style:font-size-complex="10pt"/>
    </style:style>
    <style:style style:name="P74" style:family="paragraph" style:parent-style-name="Standard">
      <loext:graphic-properties draw:fill-gradient-name="gradient" draw:fill-hatch-name="hatch"/>
      <style:paragraph-properties fo:margin-left="1.2in" fo:margin-right="0in" fo:text-indent="-0.7in" style:auto-text-indent="false">
        <style:tab-stops/>
      </style:paragraph-properties>
      <style:text-properties officeooo:rsid="002bfc24" officeooo:paragraph-rsid="0049fb1d"/>
    </style:style>
    <style:style style:name="P75" style:family="paragraph" style:parent-style-name="Standard">
      <style:paragraph-properties fo:margin-left="0in" fo:margin-right="0in" fo:text-indent="0in" style:auto-text-indent="false"/>
      <style:text-properties style:font-name="Liberation Serif" fo:font-size="12pt" fo:font-style="normal" officeooo:rsid="004658ca" officeooo:paragraph-rsid="004658ca" style:font-size-asian="10.5pt" style:font-style-asian="normal" style:font-size-complex="12pt" style:font-style-complex="normal"/>
    </style:style>
    <style:style style:name="P76" style:family="paragraph" style:parent-style-name="Standard">
      <style:paragraph-properties fo:margin-left="0in" fo:margin-right="0in" fo:text-indent="0in" style:auto-text-indent="false"/>
      <style:text-properties style:font-name="Liberation Serif" fo:font-size="12pt" fo:font-style="normal" officeooo:rsid="004a82c3" officeooo:paragraph-rsid="004a82c3" style:font-size-asian="10.5pt" style:font-style-asian="normal" style:font-size-complex="12pt" style:font-style-complex="normal"/>
    </style:style>
    <style:style style:name="P77" style:family="paragraph" style:parent-style-name="Standard">
      <style:paragraph-properties fo:margin-left="0.4925in" fo:margin-right="0in" fo:text-indent="0in" style:auto-text-indent="false"/>
      <style:text-properties style:font-name="Liberation Mono" fo:font-size="10pt" fo:font-style="normal" officeooo:rsid="004a82c3" officeooo:paragraph-rsid="004a82c3" style:font-size-asian="10pt" style:font-style-asian="normal" style:font-size-complex="10pt" style:font-style-complex="normal"/>
    </style:style>
    <style:style style:name="P78" style:family="paragraph" style:parent-style-name="Table_20_Contents">
      <style:paragraph-properties fo:text-align="center" style:justify-single-word="false"/>
      <style:text-properties officeooo:rsid="0048653e" officeooo:paragraph-rsid="0048653e"/>
    </style:style>
    <style:style style:name="P79" style:family="paragraph" style:parent-style-name="Text_20_body">
      <style:text-properties officeooo:rsid="003d4341" officeooo:paragraph-rsid="003d4341"/>
    </style:style>
    <style:style style:name="P80" style:family="paragraph" style:parent-style-name="Text_20_body">
      <style:text-properties officeooo:rsid="003d4341" officeooo:paragraph-rsid="004a82c3"/>
    </style:style>
    <style:style style:name="P81" style:family="paragraph" style:parent-style-name="Text_20_body">
      <style:text-properties officeooo:rsid="004a82c3" officeooo:paragraph-rsid="004a82c3"/>
    </style:style>
    <style:style style:name="T1" style:family="text">
      <style:text-properties officeooo:rsid="0020f39a"/>
    </style:style>
    <style:style style:name="T2" style:family="text">
      <style:text-properties officeooo:rsid="0022499f"/>
    </style:style>
    <style:style style:name="T3" style:family="text">
      <style:text-properties officeooo:rsid="00236d78"/>
    </style:style>
    <style:style style:name="T4" style:family="text">
      <style:text-properties fo:font-style="italic" style:font-style-asian="italic" style:font-style-complex="italic"/>
    </style:style>
    <style:style style:name="T5" style:family="text">
      <style:text-properties fo:font-style="italic" officeooo:rsid="002485cc" style:font-style-asian="italic" style:font-style-complex="italic"/>
    </style:style>
    <style:style style:name="T6" style:family="text">
      <style:text-properties fo:font-style="italic" officeooo:rsid="0026029c" style:font-style-asian="italic" style:font-style-complex="italic"/>
    </style:style>
    <style:style style:name="T7" style:family="text">
      <style:text-properties fo:font-style="italic" officeooo:rsid="002bfc24" style:font-style-asian="italic" style:font-style-complex="italic"/>
    </style:style>
    <style:style style:name="T8" style:family="text">
      <style:text-properties fo:font-style="italic" officeooo:rsid="004a82c3"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weight="bold" style:font-weight-asian="bold" style:font-weight-complex="bold"/>
    </style:style>
    <style:style style:name="T11" style:family="text">
      <style:text-properties fo:font-weight="bold" officeooo:rsid="002485cc" style:font-weight-asian="bold" style:font-weight-complex="bold"/>
    </style:style>
    <style:style style:name="T12" style:family="text">
      <style:text-properties fo:font-weight="bold" officeooo:rsid="00325bd5" style:font-weight-asian="bold" style:font-weight-complex="bold"/>
    </style:style>
    <style:style style:name="T13" style:family="text">
      <style:text-properties fo:font-weight="bold" officeooo:rsid="00362b9f" style:font-weight-asian="bold" style:font-weight-complex="bold"/>
    </style:style>
    <style:style style:name="T14" style:family="text">
      <style:text-properties fo:font-weight="bold" officeooo:rsid="00437368" style:font-weight-asian="bold" style:font-weight-complex="bold"/>
    </style:style>
    <style:style style:name="T15" style:family="text">
      <style:text-properties fo:font-weight="bold" officeooo:rsid="004532bd" style:font-weight-asian="bold" style:font-weight-complex="bold"/>
    </style:style>
    <style:style style:name="T16" style:family="text">
      <style:text-properties fo:font-weight="bold" officeooo:rsid="004a82c3" style:font-weight-asian="bold" style:font-weight-complex="bold"/>
    </style:style>
    <style:style style:name="T17" style:family="text">
      <style:text-properties officeooo:rsid="002477cb"/>
    </style:style>
    <style:style style:name="T18" style:family="text">
      <style:text-properties officeooo:rsid="002485cc"/>
    </style:style>
    <style:style style:name="T19" style:family="text">
      <style:text-properties fo:font-style="normal" style:font-style-asian="normal" style:font-style-complex="normal"/>
    </style:style>
    <style:style style:name="T20" style:family="text">
      <style:text-properties fo:font-style="normal" officeooo:rsid="002485cc" style:font-style-asian="normal" style:font-style-complex="normal"/>
    </style:style>
    <style:style style:name="T21" style:family="text">
      <style:text-properties fo:font-style="normal" officeooo:rsid="0025e4d2" style:font-style-asian="normal" style:font-style-complex="normal"/>
    </style:style>
    <style:style style:name="T22" style:family="text">
      <style:text-properties fo:font-style="normal" fo:font-weight="bold" officeooo:rsid="002485cc" style:font-style-asian="normal" style:font-weight-asian="bold" style:font-style-complex="normal"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officeooo:rsid="0025e4d2"/>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474973"/>
    </style:style>
    <style:style style:name="T27" style:family="text">
      <style:text-properties officeooo:rsid="0027f941"/>
    </style:style>
    <style:style style:name="T28" style:family="text">
      <style:text-properties style:font-name="Liberation Serif" fo:font-style="italic" style:font-style-asian="italic" style:font-style-complex="italic"/>
    </style:style>
    <style:style style:name="T29" style:family="text">
      <style:text-properties style:font-name="Liberation Serif" fo:font-style="italic" officeooo:rsid="0031661c" style:font-style-asian="italic" style:font-style-complex="italic"/>
    </style:style>
    <style:style style:name="T30" style:family="text">
      <style:text-properties style:font-name="Liberation Serif" fo:font-style="italic" officeooo:rsid="003a97cf" style:font-style-asian="italic" style:font-style-complex="italic"/>
    </style:style>
    <style:style style:name="T31" style:family="text">
      <style:text-properties style:font-name="Liberation Serif" fo:font-style="italic" officeooo:rsid="00474973" style:font-style-asian="italic" style:font-style-complex="italic"/>
    </style:style>
    <style:style style:name="T32" style:family="text">
      <style:text-properties officeooo:rsid="002b22e4"/>
    </style:style>
    <style:style style:name="T33" style:family="text">
      <style:text-properties fo:font-weight="normal" style:font-weight-asian="normal" style:font-weight-complex="normal"/>
    </style:style>
    <style:style style:name="T34" style:family="text">
      <style:text-properties fo:font-weight="normal" officeooo:rsid="00362b9f" style:font-weight-asian="normal" style:font-weight-complex="normal"/>
    </style:style>
    <style:style style:name="T35" style:family="text">
      <style:text-properties fo:font-weight="normal" officeooo:rsid="004a82c3" style:font-weight-asian="normal" style:font-weight-complex="normal"/>
    </style:style>
    <style:style style:name="T36" style:family="text">
      <style:text-properties officeooo:rsid="002bfc24"/>
    </style:style>
    <style:style style:name="T37" style:family="text">
      <style:text-properties officeooo:rsid="002c161c"/>
    </style:style>
    <style:style style:name="T38" style:family="text">
      <style:text-properties officeooo:rsid="002fc988"/>
    </style:style>
    <style:style style:name="T39" style:family="text">
      <style:text-properties officeooo:rsid="00325bd5"/>
    </style:style>
    <style:style style:name="T40" style:family="text">
      <style:text-properties officeooo:rsid="00332f8a"/>
    </style:style>
    <style:style style:name="T41" style:family="text">
      <style:text-properties officeooo:rsid="00338651"/>
    </style:style>
    <style:style style:name="T42" style:family="text">
      <style:text-properties officeooo:rsid="0035a42e"/>
    </style:style>
    <style:style style:name="T43" style:family="text">
      <style:text-properties officeooo:rsid="00362b9f"/>
    </style:style>
    <style:style style:name="T44" style:family="text">
      <style:text-properties officeooo:rsid="003741da"/>
    </style:style>
    <style:style style:name="T45" style:family="text">
      <style:text-properties officeooo:rsid="00388b9d"/>
    </style:style>
    <style:style style:name="T46" style:family="text">
      <style:text-properties officeooo:rsid="00396a11"/>
    </style:style>
    <style:style style:name="T47" style:family="text">
      <style:text-properties officeooo:rsid="003bf0da"/>
    </style:style>
    <style:style style:name="T48" style:family="text">
      <style:text-properties officeooo:rsid="003ec764"/>
    </style:style>
    <style:style style:name="T49" style:family="text">
      <style:text-properties officeooo:rsid="004035b1"/>
    </style:style>
    <style:style style:name="T50" style:family="text">
      <style:text-properties officeooo:rsid="00437368"/>
    </style:style>
    <style:style style:name="T51" style:family="text">
      <style:text-properties officeooo:rsid="004504bf"/>
    </style:style>
    <style:style style:name="T52" style:family="text">
      <style:text-properties officeooo:rsid="004532bd"/>
    </style:style>
    <style:style style:name="T53" style:family="text">
      <style:text-properties style:font-name="Liberation Mono" fo:font-style="italic" officeooo:rsid="0026029c" style:font-style-asian="italic" style:font-style-complex="italic"/>
    </style:style>
    <style:style style:name="T54" style:family="text">
      <style:text-properties style:font-name="Liberation Mono" fo:font-style="italic" officeooo:rsid="004b5280" style:font-style-asian="italic" style:font-style-complex="italic"/>
    </style:style>
    <style:style style:name="T55" style:family="text">
      <style:text-properties officeooo:rsid="00474973"/>
    </style:style>
    <style:style style:name="T56" style:family="text">
      <style:text-properties officeooo:rsid="0047fee8"/>
    </style:style>
    <style:style style:name="T57" style:family="text">
      <style:text-properties officeooo:rsid="0049fb1d"/>
    </style:style>
    <style:style style:name="T58" style:family="text">
      <style:text-properties officeooo:rsid="004a82c3"/>
    </style:style>
    <style:style style:name="T59" style:family="text">
      <style:text-properties officeooo:rsid="004b5280"/>
    </style:style>
    <style:style style:name="T60" style:family="text">
      <style:text-properties style:font-name="Liberation Serif" fo:font-style="italic" officeooo:rsid="004b5280" style:font-style-asian="italic" style:font-style-complex="italic"/>
    </style:style>
    <style:style style:name="T61" style:family="text">
      <style:text-properties style:font-name="Liberation Serif" officeooo:rsid="004b5280"/>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Kaypro Emergency Monitor ROM</text:p>
      <text:p text:style-name="P2"><text:date style:data-style-name="N41" text:date-value="2023-05-24T19:39:56.034202328">May 24, 2023</text:date></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9"><text:a xlink:type="simple" xlink:href="#__RefHeading___Toc112_4257110712" text:style-name="Index_20_Link" text:visited-style-name="Index_20_Link">Introduction<text:tab/>1</text:a></text:p>
          <text:p text:style-name="P69"><text:a xlink:type="simple" xlink:href="#__RefHeading___Toc114_4257110712" text:style-name="Index_20_Link" text:visited-style-name="Index_20_Link">The ROM Image<text:tab/>1</text:a></text:p>
          <text:p text:style-name="P69"><text:a xlink:type="simple" xlink:href="#__RefHeading___Toc116_4257110712" text:style-name="Index_20_Link" text:visited-style-name="Index_20_Link">Using The Monitor<text:tab/>2</text:a></text:p>
          <text:p text:style-name="P69"><text:a xlink:type="simple" xlink:href="#__RefHeading___Toc4199_4257110712" text:style-name="Index_20_Link" text:visited-style-name="Index_20_Link">Testing The FDC<text:tab/>3</text:a></text:p>
          <text:p text:style-name="P69"><text:a xlink:type="simple" xlink:href="#__RefHeading___Toc427_4257110712" text:style-name="Index_20_Link" text:visited-style-name="Index_20_Link">Examples<text:tab/>5</text:a></text:p>
          <text:p text:style-name="P70"><text:a xlink:type="simple" xlink:href="#__RefHeading___Toc429_4257110712" text:style-name="Index_20_Link" text:visited-style-name="Index_20_Link">Getting Help<text:tab/>5</text:a></text:p>
          <text:p text:style-name="P70"><text:a xlink:type="simple" xlink:href="#__RefHeading___Toc431_4257110712" text:style-name="Index_20_Link" text:visited-style-name="Index_20_Link">Executing Code and Breakpoints<text:tab/>5</text:a></text:p>
          <text:p text:style-name="P70"><text:a xlink:type="simple" xlink:href="#__RefHeading___Toc826_4257110712" text:style-name="Index_20_Link" text:visited-style-name="Index_20_Link">Using SysPort on */83 Models<text:tab/>6</text:a></text:p>
          <text:p text:style-name="P70"><text:a xlink:type="simple" xlink:href="#__RefHeading___Toc2796_4257110712" text:style-name="Index_20_Link" text:visited-style-name="Index_20_Link">CRTC 6545 Testing<text:tab/>6</text:a></text:p>
          <text:p text:style-name="P70"><text:a xlink:type="simple" xlink:href="#__RefHeading___Toc2798_4257110712" text:style-name="Index_20_Link" text:visited-style-name="Index_20_Link">Keyboard Testing<text:tab/>6</text:a></text:p>
          <text:p text:style-name="P70"><text:a xlink:type="simple" xlink:href="#__RefHeading___Toc4201_4257110712" text:style-name="Index_20_Link" text:visited-style-name="Index_20_Link">Floppy Testing (Index hole)<text:tab/>7</text:a></text:p>
          <text:p text:style-name="P70"><text:a xlink:type="simple" xlink:href="#__RefHeading___Toc9142_4257110712" text:style-name="Index_20_Link" text:visited-style-name="Index_20_Link">Floppy Testing (Stepping)<text:tab/>7</text:a></text:p>
          <text:p text:style-name="P70"><text:a xlink:type="simple" xlink:href="#__RefHeading___Toc10368_4257110712" text:style-name="Index_20_Link" text:visited-style-name="Index_20_Link">Floppy Testing (Reading media)<text:tab/>8</text:a></text:p>
          <text:p text:style-name="P69"><text:a xlink:type="simple" xlink:href="#__RefHeading___Toc1745_4257110712" text:style-name="Index_20_Link" text:visited-style-name="Index_20_Link">Memory Test ROM<text:tab/>9</text:a></text:p>
        </text:index-body>
      </text:table-of-content>
      <text:h text:style-name="Heading_20_3" text:outline-level="3"><text:bookmark-start text:name="__RefHeading___Toc112_4257110712"/>Introduction<text:bookmark-end text:name="__RefHeading___Toc112_4257110712"/></text:h>
      <text:p text:style-name="P1">The purpose of the monitor is to help debugging a broken Kaypro. Replace the normal boot/BIOS ROM with a <text:span text:style-name="T40">EP</text:span>ROM created from th<text:span text:style-name="T24">is</text:span> monitor image. The Kaypro will now interact using the serial port (“Serial I/O” on early models, “Serial Data” on later models). No other hardware will be initialized, which means the display and keyboard will not work, nor will the disk. The display will usually be filled with random characters, or at least will not be cleared.</text:p>
      <text:p text:style-name="P1"/>
      <text:p text:style-name="P42">There is also a emergency memory test ROM available, for cases when the monitor ROM won’t even work.</text:p>
      <text:p text:style-name="P1"/>
      <text:h text:style-name="Heading_20_3" text:outline-level="3"><text:bookmark-start text:name="__RefHeading___Toc114_4257110712"/>The ROM Image<text:bookmark-end text:name="__RefHeading___Toc114_4257110712"/></text:h>
      <text:p text:style-name="P7">The monitor binary image may be downloaded here: <text:a xlink:type="simple" xlink:href="http://sebhc.durgadas.com/kaypro/monitor.bin" text:style-name="Internet_20_link" text:visited-style-name="Visited_20_Internet_20_Link">http://sebhc.durgadas.com/kaypro/monitor.bin</text:a>. Note that this is a 2K image, <text:span text:style-name="T24">the same size as</text:span> the 2716 EPROMs used for the Kaypro II and Kaypro IV (2/83, 4/83) models. It may also be put in larger EPROMs (2732 or 2764) for use with the Kaypro 10 and */84 models. When using larger EPROMs, it should not be necessary to replicate the image throughout the extra space (this needs to be confirmed). Note that the Kaypro <text:span text:style-name="T3">IV</text:span>/83<text:span text:style-name="T3"> </text:span>model <text:span text:style-name="T3">(may also apply to some later Kaypro II)</text:span> has a jumper-selectable ROM socket that takes either 2716 or 2732. Be certain to set the jumpers appropriate for whatever EPROM is being installed. <text:span text:style-name="T3">The Kaypro 10/83 has a socket wired exclusively for the 2732. </text:span>The */84 models should work with either 2732 or 2764 without changing <text:span text:style-name="T24">any configuration</text:span>.</text:p>
      <text:p text:style-name="P6"/>
      <text:p text:style-name="P9">Note that the AT28C16 <text:span text:style-name="T24">EEPROM (FLASH) </text:span>should work in place of the 2716 in Kaypro circuits. The AT28C64 should work in place of the 2764.</text:p>
      <text:p text:style-name="P1"/>
      <text:h text:style-name="Heading_20_3" text:outline-level="3"><text:bookmark-start text:name="__RefHeading___Toc116_4257110712"/><text:soft-page-break/>Using The Monitor<text:bookmark-end text:name="__RefHeading___Toc116_4257110712"/></text:h>
      <text:p text:style-name="P23">The monitor ROM does not depend on any hardware besides the SIO1 channel A serial port (and associated baud generator). However, it does provide a “heartbeat” indicator on the drive select LEDs on */84 (and 10) models – provided that the sysport is operating correctly. <text:span text:style-name="T27">On */83 models, this heartbeat will be in the form of the first character on the display alternating between ‘A’ and ‘B’ – provided that the video is working. </text:span><text:span text:style-name="T41">The heartbeat ceases after the first command is entered.</text:span></text:p>
      <text:p text:style-name="P23"/>
      <text:p text:style-name="P1">The monitor prompt is the colon character (‘:’). <text:span text:style-name="T1">When the system is RESET the monitor will initialize the serial port and print a signon string and then prompt for input. </text:span><text:span text:style-name="T2">Input lines may be edited using the Backspace key. Ctrl-C will abort the input and go back to the prompt. Upon pressing RETURN, the input line is then parsed by the monitor. </text:span><text:span text:style-name="T27">Pressing RETURN at the prompt (empty input line) will just re-prompt.</text:span></text:p>
      <text:p text:style-name="P1"/>
      <text:p text:style-name="P13">Note that while the ROM is enabled by the sysport, <text:span text:style-name="T17">L</text:span>ow memory address<text:span text:style-name="T27">es</text:span> <text:span text:style-name="T17">contain the</text:span> ROM contents <text:span text:style-name="T17">and are not writeable</text:span>. The exact boundary between ROM and RAM depends on the model. Also, the Kaypro II and IV models map the video RAM into <text:span text:style-name="T17">addresses</text:span> 3000-3<text:span text:style-name="T17">BFF.</text:span> <text:span text:style-name="T17">In order to access the RAM at low addresses, a special program must be used to transfer control into high memory and update the sysport to turn off ROM (and video RAM). </text:span><text:span text:style-name="T27">On */83 models, the sysport is implemented in a Z80-PIO which must be initialized before it can be used.</text:span></text:p>
      <text:p text:style-name="P1"/>
      <text:p text:style-name="P8">The command ‘?’ will print a brief list of commands with some help text.</text:p>
      <text:p text:style-name="P8"/>
      <text:p text:style-name="P9">The following commands are implemented:</text:p>
      <text:p text:style-name="P9"/>
      <text:p text:style-name="P11"><text:span text:style-name="T10">D</text:span> <text:span text:style-name="T4">start</text:span> <text:span text:style-name="T4">end</text:span></text:p>
      <text:p text:style-name="P10">Dump memory in hex. Both <text:span text:style-name="T4">start</text:span> and <text:span text:style-name="T4">end</text:span> are required, and are interpreted as hexadecimal. Up to 16 bytes are displayed per line, with ASCII representation following the hexadecimal byte values.</text:p>
      <text:p text:style-name="P9"/>
      <text:p text:style-name="P11"><text:span text:style-name="T10">S</text:span> <text:span text:style-name="T4">start</text:span></text:p>
      <text:p text:style-name="P10">Substitute memory content interactively. The current address (initially <text:span text:style-name="T4">start</text:span>) and byte are displayed in hex and a single character of input is accepted. Pressing RETURN will go to the next address (+1) without changing the current byte. Pressing dash (‘-’) will go to the previous (-1) address without changing the current byte. Pressing period (‘.’) will end the command and return to the monitor prompt. Entering hex digits and RETURN will replace the current byte with the new value and advance to the next address (+1).</text:p>
      <text:p text:style-name="P9"/>
      <text:p text:style-name="P11"><text:span text:style-name="T10">G</text:span> <text:span text:style-name="T4">start</text:span></text:p>
      <text:p text:style-name="P10">Go (jump) to <text:span text:style-name="T4">start</text:span> and begin executing the code there. <text:span text:style-name="T17">If the code executes any RST instruction, control will be returned to the monitor, where the message “*** RST” and the calling address (after the RST instruction) will be printed. </text:span><text:span text:style-name="T18">No registers are saved and the code may not be resumed.</text:span></text:p>
      <text:p text:style-name="P12"/>
      <text:p text:style-name="P15"><text:span text:style-name="T11">F</text:span> <text:span text:style-name="T4">start</text:span> <text:span text:style-name="T4">end </text:span><text:span text:style-name="T5">data</text:span></text:p>
      <text:p text:style-name="P14"><text:span text:style-name="T18">Fill</text:span> memory <text:span text:style-name="T18">with the byte </text:span><text:span text:style-name="T5">data</text:span><text:span text:style-name="T20"> repeated throughout the range</text:span>.</text:p>
      <text:p text:style-name="P16"/>
      <text:p text:style-name="P15"><text:span text:style-name="T11">M</text:span> <text:span text:style-name="T4">start</text:span> <text:span text:style-name="T4">end </text:span><text:span text:style-name="T5">dest</text:span></text:p>
      <text:p text:style-name="P14"><text:span text:style-name="T18">Move a block of</text:span> memory. <text:span text:style-name="T18">If </text:span><text:span text:style-name="T4">start</text:span> <text:span text:style-name="T4">end</text:span><text:span text:style-name="T19"> </text:span><text:span text:style-name="T20">overlaps with </text:span><text:span text:style-name="T5">dest</text:span><text:span text:style-name="T20"> then the results are undefined.</text:span></text:p>
      <text:p text:style-name="P16"><text:soft-page-break/></text:p>
      <text:p text:style-name="P15"><text:span text:style-name="T11">I</text:span> <text:span text:style-name="T5">port </text:span><text:span text:style-name="T22">[</text:span> <text:span text:style-name="T5">num </text:span><text:span text:style-name="T22">]</text:span></text:p>
      <text:p text:style-name="P17">Input from <text:span text:style-name="T4">port</text:span> xxx and display the value in hex. If <text:span text:style-name="T4">num</text:span> is given, then the same port is read that number of times, and each value displayed. Both <text:span text:style-name="T4">port </text:span><text:span text:style-name="T23">and</text:span><text:span text:style-name="T3"> </text:span><text:span text:style-name="T4">num</text:span><text:span text:style-name="T19"> are hexadecimal. </text:span><text:span text:style-name="T21">There is no delay between inputs, other than the time it takes to print the value in hex.</text:span></text:p>
      <text:p text:style-name="P16"/>
      <text:p text:style-name="P15"><text:span text:style-name="T11">O</text:span> <text:span text:style-name="T5">port</text:span> <text:span text:style-name="T5">data </text:span><text:span text:style-name="T22">[</text:span><text:span text:style-name="T4"> ...</text:span><text:span text:style-name="T5"> </text:span><text:span text:style-name="T22">]</text:span></text:p>
      <text:p text:style-name="P14"><text:span text:style-name="T18">Output </text:span><text:span text:style-name="T5">data</text:span> <text:span text:style-name="T18">to </text:span><text:span text:style-name="T5">port</text:span><text:span text:style-name="T20">. If more than one data bytes are given, then those values are successively output to </text:span><text:span text:style-name="T5">port</text:span><text:span text:style-name="T20">. </text:span><text:span text:style-name="T21">There is no delay between outputs, other than the time it takes to parse the next value.</text:span></text:p>
      <text:p text:style-name="P16"/>
      <text:p text:style-name="P4">N<text:span text:style-name="T33"> </text:span><text:span text:style-name="T9">hw</text:span></text:p>
      <text:p text:style-name="P19"><text:span text:style-name="T36">iNitialize a hardware component</text:span>. <text:span text:style-name="T7">hw</text:span><text:span text:style-name="T36"> may be:</text:span></text:p>
      <text:p text:style-name="P51"><text:span text:style-name="T10">KB83</text:span> – Initialize the keyboard SIO channel on a */83 model.</text:p>
      <text:p text:style-name="P51"><text:span text:style-name="T10">KB84</text:span> – Initialize the keyboard SIO channel on a */84 or 10 model.</text:p>
      <text:p text:style-name="P51"><text:span text:style-name="T10">CRTC</text:span> – Initialize the CRT controller chip on a */84 or 10 model.</text:p>
      <text:p text:style-name="P20"/>
      <text:p text:style-name="P4">T<text:span text:style-name="T33"> </text:span><text:span text:style-name="T9">hw</text:span></text:p>
      <text:p text:style-name="P19"><text:span text:style-name="T36">Test a hardware component</text:span>. <text:span text:style-name="T7">hw</text:span><text:span text:style-name="T36"> may be:</text:span></text:p>
      <text:p text:style-name="P52"><text:span text:style-name="T12">KBD</text:span> – Run a simple test for <text:span text:style-name="T39">receiving codes from the keyboard</text:span>. <text:span text:style-name="T39">Waits for keys to be pressed on the keyboard and prints the hexadecimal code that is received.</text:span> <text:span text:style-name="T39">To end the test,</text:span> type any character <text:span text:style-name="T39">on the monitor console</text:span>.</text:p>
      <text:p text:style-name="P53"><text:span text:style-name="T10">CRTC</text:span> – Run a simple test for <text:span text:style-name="T37">CRTC update status</text:span>. <text:span text:style-name="T40">Tries to detect the status change three times, and prints</text:span> “<text:span text:style-name="T37">Update</text:span>” <text:span text:style-name="T40">for each. The</text:span><text:span text:style-name="T39"> test </text:span><text:span text:style-name="T40">may be aborted, if hung</text:span><text:span text:style-name="T39">,</text:span> <text:span text:style-name="T40">by </text:span>typ<text:span text:style-name="T40">ing</text:span> any character <text:span text:style-name="T39">on the monitor console</text:span>.</text:p>
      <text:p text:style-name="P54"><text:span text:style-name="T14">VRT</text:span> – Run a simple test for <text:span text:style-name="T37">CRT </text:span><text:span text:style-name="T50">vertical retrace</text:span><text:span text:style-name="T37"> </text:span><text:span text:style-name="T50">activity</text:span>. <text:span text:style-name="T50">Gathers up to 10 transitions of the VRT bit in the status register, then displays results</text:span>. <text:span text:style-name="T50">Output is similar to that for FLPY, but the 6845 status register is being watched instead. Normal VRT rate seems to be about every 20 milliseconds (50Hz).</text:span></text:p>
      <text:p text:style-name="P55"><text:span text:style-name="T10">CRT</text:span><text:span text:style-name="T15">R</text:span> – Run a <text:span text:style-name="T52">pass/fail integrity</text:span> test for <text:span text:style-name="T37">CRTC </text:span><text:span text:style-name="T52">register access</text:span>. <text:span text:style-name="T52">Since the only CRTC registers that can be both read and written are the cursor position hi/low registers, this test runs through all possible values 0000-3FFF and checks that the written value can be read back</text:span>. <text:span text:style-name="T52">If fail, prints the expected and actual values for the cursor position of the first failure (test stops).</text:span></text:p>
      <text:p text:style-name="P74"><text:span text:style-name="T13">F</text:span><text:span text:style-name="T16">DRD</text:span><text:span text:style-name="T34"> – </text:span><text:span text:style-name="T35">Do a floppy disk read of one sector into 8000h</text:span><text:span text:style-name="T34">. User must first turn on motor, select a drive, </text:span><text:span text:style-name="T35">select DD, select a side, </text:span><text:span text:style-name="T34">and </text:span><text:span text:style-name="T35">must</text:span><text:span text:style-name="T34"> have a </text:span><text:span text:style-name="T35">formatted</text:span><text:span text:style-name="T34"> floppy diskette in the drive. See </text:span><text:span text:style-name="T13">Testing FDC</text:span><text:span text:style-name="T34"> below.</text:span></text:p>
      <text:p text:style-name="P56"><text:span text:style-name="T13">FLPY</text:span> – Run a test <text:span text:style-name="T43">of the FDC system.</text:span> <text:span text:style-name="T43">User must first turn on motor and select a drive, and may need to have a floppy diskette in the drive. See </text:span><text:span text:style-name="T13">Testing FDC</text:span><text:span text:style-name="T43"> below.</text:span></text:p>
      <text:p text:style-name="P5">V</text:p>
      <text:p text:style-name="P17">Display the ROM version. This just prints the ROM signon message again, which contains the version.</text:p>
      <text:p text:style-name="P18"/>
      <text:h text:style-name="P71" text:outline-level="3"><text:bookmark-start text:name="__RefHeading___Toc4199_4257110712"/>Testing <text:span text:style-name="T44">The</text:span> FDC<text:bookmark-end text:name="__RefHeading___Toc4199_4257110712"/></text:h>
      <text:p text:style-name="P59">The floppy disk system may be tested in the following way. The FLPY test command will output a command to the WD1793 and then read the status register for a period of time, tracking any change to the status bits. On each change, the new status register value and iteration count are stored. At the end <text:soft-page-break/>of the test, the stored changes are printed. The test will end when the iteration counter rolls over (FFFF to 0000) or when the number of changes exceeds the limit (default 256), therefor this command should never hang. Optional parameters may <text:span text:style-name="T44">be </text:span>specified to give the WD1793 command to issue (default D0 – Force Interrupt), and the change count limit. Both are entered in hexadecimal. <text:span text:style-name="T44">If the count limit is to be entered, the command must also be entered.</text:span></text:p>
      <text:p text:style-name="P64">The user must select a drive, and typically turn on the motors. Depending on the desired test (command), it may also be necessary to have a floppy disk in the driver, and that disk may need to be formatted. This is entirely dependent on the desired test. The user is also responsible for turning off motors and deselecting the drive. <text:span text:style-name="T49">Note that the Kaypro 10 uses the drive B select signal as the harddrive controller RESET.</text:span></text:p>
      <text:p text:style-name="P64">The floppy control bits vary with the Kaypro model, and possibly even drive model (quad-density drives especially). Also note that the */83 models use a different system port (Z80-PIO) than the others. See also “Using SysPort on */83 Models” below. Here are the relevant bits (expressed as hexadecimal mask) for the major families:</text:p>
      <table:table table:name="Table1" table:style-name="Table1">
        <table:table-column table:style-name="Table1.A"/>
        <table:table-column table:style-name="Table1.B"/>
        <table:table-column table:style-name="Table1.C"/>
        <table:table-column table:style-name="Table1.D"/>
        <table:table-row>
          <table:table-cell table:style-name="Table1.A1" table:number-rows-spanned="5" office:value-type="string">
            <text:p text:style-name="P62">*/<text:span text:style-name="T45">83</text:span></text:p>
            <text:p text:style-name="P68">(PIO 1CH)</text:p>
          </table:table-cell>
          <table:table-cell table:style-name="Table1.A1" office:value-type="string">
            <text:p text:style-name="P60">Drive A select</text:p>
          </table:table-cell>
          <table:table-cell table:style-name="Table1.A1" office:value-type="string">
            <text:p text:style-name="P60">01</text:p>
          </table:table-cell>
          <table:table-cell table:style-name="Table1.D1" office:value-type="string">
            <text:p text:style-name="P63"><text:span text:style-name="T44">0=</text:span>select</text:p>
          </table:table-cell>
        </table:table-row>
        <table:table-row>
          <table:covered-table-cell table:style-name="Table1.A2"/>
          <table:table-cell table:style-name="Table1.A2" office:value-type="string">
            <text:p text:style-name="P60">Drive B select</text:p>
          </table:table-cell>
          <table:table-cell table:style-name="Table1.A2" office:value-type="string">
            <text:p text:style-name="P60">02</text:p>
          </table:table-cell>
          <table:table-cell table:style-name="Table1.D2" office:value-type="string">
            <text:p text:style-name="P62"><text:span text:style-name="T44">0=</text:span>select</text:p>
          </table:table-cell>
        </table:table-row>
        <table:table-row>
          <table:covered-table-cell table:style-name="Table1.A2"/>
          <table:table-cell table:style-name="Table1.A2" office:value-type="string">
            <text:p text:style-name="P60">Side select</text:p>
          </table:table-cell>
          <table:table-cell table:style-name="Table1.A2" office:value-type="string">
            <text:p text:style-name="P60">04</text:p>
          </table:table-cell>
          <table:table-cell table:style-name="Table1.D2" office:value-type="string">
            <text:p text:style-name="P60">0=side-1</text:p>
          </table:table-cell>
        </table:table-row>
        <table:table-row>
          <table:covered-table-cell table:style-name="Table1.A2"/>
          <table:table-cell table:style-name="Table1.A2" office:value-type="string">
            <text:p text:style-name="P78">DD enable</text:p>
          </table:table-cell>
          <table:table-cell table:style-name="Table1.A2" office:value-type="string">
            <text:p text:style-name="P78">20</text:p>
          </table:table-cell>
          <table:table-cell table:style-name="Table1.D2" office:value-type="string">
            <text:p text:style-name="P78">0=DD</text:p>
          </table:table-cell>
        </table:table-row>
        <table:table-row>
          <table:covered-table-cell table:style-name="Table1.A2"/>
          <table:table-cell table:style-name="Table1.A2" office:value-type="string">
            <text:p text:style-name="P60">Motor control</text:p>
          </table:table-cell>
          <table:table-cell table:style-name="Table1.A2" office:value-type="string">
            <text:p text:style-name="P60">40</text:p>
          </table:table-cell>
          <table:table-cell table:style-name="Table1.D2" office:value-type="string">
            <text:p text:style-name="P60">0=ON</text:p>
          </table:table-cell>
        </table:table-row>
        <table:table-row>
          <table:table-cell table:style-name="Table1.A2" table:number-rows-spanned="5" office:value-type="string">
            <text:p text:style-name="P62"><text:span text:style-name="T49">Kaypro</text:span><text:span text:style-name="T45"> 10</text:span></text:p>
            <text:p text:style-name="P68">(port 14H)</text:p>
          </table:table-cell>
          <table:table-cell table:style-name="Table1.A2" office:value-type="string">
            <text:p text:style-name="P60">Drive A select</text:p>
          </table:table-cell>
          <table:table-cell table:style-name="Table1.A2" office:value-type="string">
            <text:p text:style-name="P60">01</text:p>
          </table:table-cell>
          <table:table-cell table:style-name="Table1.D2" office:value-type="string">
            <text:p text:style-name="P63"><text:span text:style-name="T44">0=</text:span>select</text:p>
          </table:table-cell>
        </table:table-row>
        <table:table-row>
          <table:covered-table-cell table:style-name="Table1.A2"/>
          <table:table-cell table:style-name="Table1.A2" office:value-type="string">
            <text:p text:style-name="P67">WD1002 reset</text:p>
          </table:table-cell>
          <table:table-cell table:style-name="Table1.A2" office:value-type="string">
            <text:p text:style-name="P60">02</text:p>
          </table:table-cell>
          <table:table-cell table:style-name="Table1.D2" office:value-type="string">
            <text:p text:style-name="P67">1=reset</text:p>
          </table:table-cell>
        </table:table-row>
        <table:table-row>
          <table:covered-table-cell table:style-name="Table1.A2"/>
          <table:table-cell table:style-name="Table1.A2" office:value-type="string">
            <text:p text:style-name="P60">Side select</text:p>
          </table:table-cell>
          <table:table-cell table:style-name="Table1.A2" office:value-type="string">
            <text:p text:style-name="P60">04</text:p>
          </table:table-cell>
          <table:table-cell table:style-name="Table1.D2" office:value-type="string">
            <text:p text:style-name="P60">0=side-1</text:p>
          </table:table-cell>
        </table:table-row>
        <table:table-row>
          <table:covered-table-cell table:style-name="Table1.A2"/>
          <table:table-cell table:style-name="Table1.A2" office:value-type="string">
            <text:p text:style-name="P60">Motor control</text:p>
          </table:table-cell>
          <table:table-cell table:style-name="Table1.A2" office:value-type="string">
            <text:p text:style-name="P60">10</text:p>
          </table:table-cell>
          <table:table-cell table:style-name="Table1.D2" office:value-type="string">
            <text:p text:style-name="P60">1=ON</text:p>
          </table:table-cell>
        </table:table-row>
        <table:table-row>
          <table:covered-table-cell table:style-name="Table1.A2"/>
          <table:table-cell table:style-name="Table1.A2" office:value-type="string">
            <text:p text:style-name="P78">DD enable</text:p>
          </table:table-cell>
          <table:table-cell table:style-name="Table1.A2" office:value-type="string">
            <text:p text:style-name="P78">20</text:p>
          </table:table-cell>
          <table:table-cell table:style-name="Table1.D2" office:value-type="string">
            <text:p text:style-name="P78">0=DD</text:p>
          </table:table-cell>
        </table:table-row>
        <table:table-row>
          <table:table-cell table:style-name="Table1.A2" table:number-rows-spanned="5" office:value-type="string">
            <text:p text:style-name="P62">*/<text:span text:style-name="T45">84</text:span></text:p>
            <text:p text:style-name="P68">(port 14H)</text:p>
          </table:table-cell>
          <table:table-cell table:style-name="Table1.A2" office:value-type="string">
            <text:p text:style-name="P60">Drive A select</text:p>
          </table:table-cell>
          <table:table-cell table:style-name="Table1.A2" office:value-type="string">
            <text:p text:style-name="P60">01</text:p>
          </table:table-cell>
          <table:table-cell table:style-name="Table1.D2" office:value-type="string">
            <text:p text:style-name="P63"><text:span text:style-name="T44">0=</text:span>select</text:p>
          </table:table-cell>
        </table:table-row>
        <table:table-row>
          <table:covered-table-cell table:style-name="Table1.A2"/>
          <table:table-cell table:style-name="Table1.A2" office:value-type="string">
            <text:p text:style-name="P60">Drive B select</text:p>
          </table:table-cell>
          <table:table-cell table:style-name="Table1.A2" office:value-type="string">
            <text:p text:style-name="P60">02</text:p>
          </table:table-cell>
          <table:table-cell table:style-name="Table1.D2" office:value-type="string">
            <text:p text:style-name="P63"><text:span text:style-name="T44">0=</text:span>select</text:p>
          </table:table-cell>
        </table:table-row>
        <table:table-row>
          <table:covered-table-cell table:style-name="Table1.A2"/>
          <table:table-cell table:style-name="Table1.A2" office:value-type="string">
            <text:p text:style-name="P60">Side select</text:p>
          </table:table-cell>
          <table:table-cell table:style-name="Table1.A2" office:value-type="string">
            <text:p text:style-name="P60">04</text:p>
          </table:table-cell>
          <table:table-cell table:style-name="Table1.D2" office:value-type="string">
            <text:p text:style-name="P60">0=side-1</text:p>
          </table:table-cell>
        </table:table-row>
        <table:table-row>
          <table:covered-table-cell table:style-name="Table1.A2"/>
          <table:table-cell table:style-name="Table1.A2" office:value-type="string">
            <text:p text:style-name="P60">Motor control</text:p>
          </table:table-cell>
          <table:table-cell table:style-name="Table1.A2" office:value-type="string">
            <text:p text:style-name="P60">10</text:p>
          </table:table-cell>
          <table:table-cell table:style-name="Table1.D2" office:value-type="string">
            <text:p text:style-name="P60">1=ON</text:p>
          </table:table-cell>
        </table:table-row>
        <table:table-row>
          <table:covered-table-cell table:style-name="Table1.A2"/>
          <table:table-cell table:style-name="Table1.A2" office:value-type="string">
            <text:p text:style-name="P78">DD enable</text:p>
          </table:table-cell>
          <table:table-cell table:style-name="Table1.A2" office:value-type="string">
            <text:p text:style-name="P78">20</text:p>
          </table:table-cell>
          <table:table-cell table:style-name="Table1.D2" office:value-type="string">
            <text:p text:style-name="P78">0=DD</text:p>
          </table:table-cell>
        </table:table-row>
      </table:table>
      <text:p text:style-name="P64"/>
      <text:p text:style-name="P61">Note that the motor control <text:span text:style-name="T46">bit</text:span> is the major difference, with not only the bit <text:span text:style-name="T46">location </text:span>but also the polarity of the bit needed for “Motor ON”.</text:p>
      <text:p text:style-name="P65">The general practice with SysPort is to read the current value, modify it, then write the new value. In this environment, there should be no hidden changes to the port and so it is reasonable to just know what the right value is without reading the port.</text:p>
      <text:p text:style-name="P65">On a 4MHz Z80 Kaypro, each iteration count represents about 12 microseconds. On a 2.5MHz Z80 Kaypro, one iteration is about 19.2 microseconds.</text:p>
      <text:p text:style-name="P66">The full syntax of the floppy test command <text:span text:style-name="T58">is</text:span>:</text:p>
      <text:p text:style-name="P66"><text:soft-page-break/><text:span text:style-name="T10">T FLPY</text:span> [<text:span text:style-name="T4">cmd</text:span> [<text:span text:style-name="T4">limit</text:span>]]</text:p>
      <text:p text:style-name="P66">Where <text:span text:style-name="T4">cmd</text:span> defaults to D0 (Force Interrupt) and <text:span text:style-name="T4">limit</text:span> defaults to 00 which means 256. See documentation for the WD1793 for available commands, their dependencies, and their side effects. Remember that STEP, SEEK, and RESTORE commands will require valid step rate bits for the drives being used. <text:span text:style-name="T48">Also remember that commands which result in DRQ will not work correctly here.</text:span></text:p>
      <text:p text:style-name="P80"><text:span text:style-name="T10">T </text:span><text:span text:style-name="T16">FDRD</text:span> [<text:span text:style-name="T8">sector</text:span>]</text:p>
      <text:p text:style-name="P81">Where <text:span text:style-name="T4">sector</text:span> defaults to 0 (Kaypro formatting numbers sectors 0-9 on side 0, and 10-19 on side 1). Note that <text:span text:style-name="T4">sector</text:span> must be entered in hexadecimal. This command prints the contents of the status register when finished.</text:p>
      <text:h text:style-name="Heading_20_3" text:outline-level="3"><text:bookmark-start text:name="__RefHeading___Toc427_4257110712"/>Examples<text:bookmark-end text:name="__RefHeading___Toc427_4257110712"/></text:h>
      <text:p text:style-name="P21">In the examples, characters typed by the user are underlined. <text:span text:style-name="T4">(CR)</text:span> means pressing the RETURN key.</text:p>
      <text:h text:style-name="P72" text:outline-level="4"><text:bookmark-start text:name="__RefHeading___Toc429_4257110712"/>Getting Help<text:bookmark-end text:name="__RefHeading___Toc429_4257110712"/></text:h>
      <text:p text:style-name="P22">This show<text:span text:style-name="T42">s</text:span> the signon message and how to display the help menu.</text:p>
      <text:p text:style-name="P28">Kaypro Monitor v<text:span text:style-name="T52">2.</text:span><text:span text:style-name="T57">1</text:span></text:p>
      <text:p text:style-name="P27"/>
      <text:p text:style-name="P27">: <text:span text:style-name="T25">?</text:span><text:span text:style-name="T4">(CR)</text:span></text:p>
      <text:p text:style-name="P27">D &lt;start&gt; &lt;end&gt; - display memory in HEX</text:p>
      <text:p text:style-name="P26">S &lt;start&gt; - set/view memory</text:p>
      <text:p text:style-name="P26"><text:s text:c="4"/>(CR) = skip fwd, '-' = skip bkwd, '.' = done</text:p>
      <text:p text:style-name="P26">G &lt;start&gt; - go to address</text:p>
      <text:p text:style-name="P26">F &lt;start&gt; &lt;end&gt; &lt;data&gt; - fill memory</text:p>
      <text:p text:style-name="P26">M &lt;start&gt; &lt;end&gt; &lt;dest&gt; - Move data</text:p>
      <text:p text:style-name="P26">I &lt;port&gt; [num] - Input from port</text:p>
      <text:p text:style-name="P26">O &lt;port&gt; &lt;value&gt; [...] - Output to port</text:p>
      <text:p text:style-name="P26">N &lt;hw&gt; - iNitialize hardware (KB83, KB84, CRTC)</text:p>
      <text:p text:style-name="P26">T &lt;hw&gt; - Test hardware</text:p>
      <text:p text:style-name="P26"><text:s text:c="2"/>(KBD, CRTC, VRT, CRTR, FDRD, FLPY)</text:p>
      <text:p text:style-name="P26">V - Show ROM version</text:p>
      <text:p text:style-name="P26">^C aborts command entry</text:p>
      <text:p text:style-name="P27">: </text:p>
      <text:h text:style-name="Heading_20_4" text:outline-level="4"><text:bookmark-start text:name="__RefHeading___Toc431_4257110712"/>Executing Code and Breakpoints<text:bookmark-end text:name="__RefHeading___Toc431_4257110712"/></text:h>
      <text:p text:style-name="P24">Set a RST 7 instruction into memory and jump to it.</text:p>
      <text:p text:style-name="P24"/>
      <text:p text:style-name="P25">: <text:span text:style-name="T25">S8000</text:span><text:span text:style-name="T4">(CR)</text:span></text:p>
      <text:p text:style-name="P25">8000 00 <text:span text:style-name="T25">FF</text:span></text:p>
      <text:p text:style-name="P25">8001 00 <text:span text:style-name="T25">.</text:span></text:p>
      <text:p text:style-name="P25">: <text:span text:style-name="T25">D8000 800F</text:span><text:span text:style-name="T4">(CR)</text:span></text:p>
      <text:p text:style-name="P25">8000 FF 00 00 00 00 00 00 00 00 00 00 00 00 00 00 00 <text:s text:c="2"/>................</text:p>
      <text:p text:style-name="P25">: <text:span text:style-name="T25">G8000</text:span><text:span text:style-name="T4">(CR)</text:span></text:p>
      <text:p text:style-name="P25">GO 8000 ?<text:span text:style-name="T25">Y</text:span></text:p>
      <text:p text:style-name="P25">*** RST 8001</text:p>
      <text:p text:style-name="P25"/>
      <text:p text:style-name="P25">: </text:p>
      <text:p text:style-name="P24"/>
      <text:h text:style-name="Heading_20_4" text:outline-level="4"><text:bookmark-start text:name="__RefHeading___Toc826_4257110712"/><text:soft-page-break/>Using SysPort on */83 Models<text:bookmark-end text:name="__RefHeading___Toc826_4257110712"/></text:h>
      <text:p text:style-name="P41">Initializes the PIO channel A for use as the sysport, then alternately selects drive B and drive A.</text:p>
      <text:p text:style-name="P41"/>
      <text:p text:style-name="P29">: <text:span text:style-name="T25">O 1C 81</text:span><text:span text:style-name="T6">(CR)</text:span><text:tab/><text:span text:style-name="T28">(make certain BANK stays on)</text:span></text:p>
      <text:p text:style-name="P29"/>
      <text:p text:style-name="P29">: <text:span text:style-name="T25">O 1D CF 8</text:span><text:span text:style-name="T6">(CR)</text:span><text:tab/><text:span text:style-name="T28">(init and activate PIO ch A)</text:span></text:p>
      <text:p text:style-name="P29"/>
      <text:p text:style-name="P29">: <text:span text:style-name="T25">O 1C 82</text:span><text:span text:style-name="T6">(CR)</text:span><text:tab/><text:span text:style-name="T28">(turn on drive B LED)</text:span></text:p>
      <text:p text:style-name="P29"/>
      <text:p text:style-name="P29">: <text:span text:style-name="T25">O 1C 81</text:span><text:span text:style-name="T6">(CR)</text:span><text:tab/><text:span text:style-name="T28">(turn on drive A LED)</text:span></text:p>
      <text:p text:style-name="P29"/>
      <text:p text:style-name="P29">: <text:span text:style-name="T25">O 1C 80</text:span><text:span text:style-name="T6">(CR)</text:span><text:tab/><text:span text:style-name="T28">(turn off both LEDs)</text:span></text:p>
      <text:p text:style-name="P43"/>
      <text:h text:style-name="Heading_20_4" text:outline-level="4"><text:bookmark-start text:name="__RefHeading___Toc2796_4257110712"/>CRTC 6545 Testing<text:bookmark-end text:name="__RefHeading___Toc2796_4257110712"/></text:h>
      <text:p text:style-name="P45">The CRT Controller chip, 6545 or sometimes 6845E, exists only on models */84 and 10. It powers-on and RESETs to a state where the video is disabled. The following commands may be used to initialize the core video functionality, and test for the “update” status (which is used to read/write the video RAM). The first command initializes the CRTC and enables video. After this command, the display should light up and be filled with random/garbage characters (whatever is in the video RAM after power-up). The second command runs a quick test to see if the video update status bit is working. In the case that it is not working, the command will hang. Pressing any key should abort and get back to the monitor prompt.</text:p>
      <text:p text:style-name="P45"/>
      <text:p text:style-name="P37">: <text:span text:style-name="T25">N CRTC</text:span><text:span text:style-name="T6">(CR)<text:tab/></text:span><text:span text:style-name="T28">(display should light up)</text:span></text:p>
      <text:p text:style-name="P37">: <text:span text:style-name="T25">T CRTC</text:span><text:span text:style-name="T6">(CR)</text:span></text:p>
      <text:p text:style-name="P37">Wait... Update Update Update</text:p>
      <text:p text:style-name="P37">:</text:p>
      <text:p text:style-name="P43"/>
      <text:p text:style-name="P49">An additional test is to check that vertical retrace is happening, and at about 50Hz. With the CRT initialized:</text:p>
      <text:p text:style-name="P49"/>
      <text:p text:style-name="P38">: <text:span text:style-name="T25">T VRT</text:span><text:span text:style-name="T6">(CR)</text:span></text:p>
      <text:p text:style-name="P38">80 001C</text:p>
      <text:p text:style-name="P38">A0 064B</text:p>
      <text:p text:style-name="P38">80 06AF</text:p>
      <text:p text:style-name="P38">A0 0CDE</text:p>
      <text:p text:style-name="P38">80 0D42</text:p>
      <text:p text:style-name="P38">A0 1371</text:p>
      <text:p text:style-name="P38">80 13D5</text:p>
      <text:p text:style-name="P38">A0 1A03</text:p>
      <text:p text:style-name="P38">80 1A68</text:p>
      <text:p text:style-name="P38">A0 2096</text:p>
      <text:p text:style-name="P38"/>
      <text:p text:style-name="P38">: </text:p>
      <text:p text:style-name="P49"/>
      <text:p text:style-name="P49">The VRT bit mask is 20 (hex), and we see that we get a pulse about every 0693H iterations (<text:span text:style-name="T51">1683 decimal). At 12 uS per iteration, this computes to approximately 20 mS which is 50Hz.</text:span></text:p>
      <text:h text:style-name="Heading_20_4" text:outline-level="4"><text:bookmark-start text:name="__RefHeading___Toc2798_4257110712"/>Keyboard <text:span text:style-name="T38">Testing</text:span><text:bookmark-end text:name="__RefHeading___Toc2798_4257110712"/></text:h>
      <text:p text:style-name="P46">The keyboard uses SIO channel B on the same Z80-SIO chip as this monitor <text:span text:style-name="T40">port</text:span> is using, so that part is likely to also work. However, the keyboard itself may be tested by initializing the SIO port and <text:soft-page-break/>running <text:s/>a test that will show the received codes for keys pressed on the keyboard. The keyboard initialization is slightly different for */83 models, so use the appropriate command syntax for the Kaypro model being tested. The Kaypro keyboard contains the “beep” functionality, which is activated by sending a Ctrl-D character out to the keyboard. This can be tested using the Output command as shown in the example.</text:p>
      <text:p text:style-name="P46"/>
      <text:p text:style-name="P33">: <text:span text:style-name="T25">N KB84</text:span><text:span text:style-name="T6">(CR)<text:tab/></text:span><text:span text:style-name="T29">(initialize keyboard port on */84 and 10 models)</text:span></text:p>
      <text:p text:style-name="P34">: <text:span text:style-name="T25">T KBD</text:span><text:span text:style-name="T6">(CR)<text:tab/><text:tab/></text:span><text:span text:style-name="T29">(start keyboard test, press keys on keyboard)</text:span></text:p>
      <text:p text:style-name="P34">Wait... 61 73 64 66 77 65 65 72 F3 F4 <text:span text:style-name="T6">(CR)</text:span>Abort</text:p>
      <text:p text:style-name="P34">: <text:span text:style-name="T25">O 05 04</text:span><text:span text:style-name="T6">(CR)</text:span></text:p>
      <text:p text:style-name="P35"><text:tab/><text:tab/><text:tab/><text:span text:style-name="T29">(keyboard beeps)</text:span></text:p>
      <text:p text:style-name="P36">: </text:p>
      <text:p text:style-name="P43"/>
      <text:h text:style-name="Heading_20_4" text:outline-level="4"><text:bookmark-start text:name="__RefHeading___Toc4201_4257110712"/>Floppy Testing <text:span text:style-name="T55">(Index hole)</text:span><text:bookmark-end text:name="__RefHeading___Toc4201_4257110712"/></text:h>
      <text:p text:style-name="P47">Here is a simple operational test for the floppy subsystem. This examples first selects drive A and turns on the motor (also, the user is expected to insert a floppy disk). Then the test is run to track the index pulse coming from the spinning floppy diskette. This test is for running on models */84 and 10.</text:p>
      <text:p text:style-name="P47"/>
      <text:p text:style-name="P32">: <text:span text:style-name="T25">I 14</text:span><text:span text:style-name="T6">(CR)<text:tab/><text:tab/></text:span><text:span text:style-name="T30">(get current value of SysPort)</text:span></text:p>
      <text:p text:style-name="P30">Input 14 = AF</text:p>
      <text:p text:style-name="P30"/>
      <text:p text:style-name="P31">: <text:span text:style-name="T25">O 14 BE</text:span><text:span text:style-name="T6">(CR)</text:span><text:tab/><text:span text:style-name="T30">(select A and motor on)</text:span></text:p>
      <text:p text:style-name="P30"/>
      <text:p text:style-name="P31">: <text:span text:style-name="T25">T FLPY</text:span><text:span text:style-name="T6">(CR)<text:tab/></text:span><text:span text:style-name="T30">(run test and dump changes)</text:span></text:p>
      <text:p text:style-name="P30">04 0000</text:p>
      <text:p text:style-name="P30">06 3901</text:p>
      <text:p text:style-name="P30">04 39E6</text:p>
      <text:p text:style-name="P30">06 7A17</text:p>
      <text:p text:style-name="P30">04 7AFC</text:p>
      <text:p text:style-name="P30">06 BB2C</text:p>
      <text:p text:style-name="P30">04 BC11</text:p>
      <text:p text:style-name="P30">06 FC41</text:p>
      <text:p text:style-name="P30">04 FD26</text:p>
      <text:p text:style-name="P30"/>
      <text:p text:style-name="P31">: <text:span text:style-name="T25">O 14 AF</text:span><text:span text:style-name="T6">(CR)</text:span><text:tab/><text:span text:style-name="T30">(motor and select off)</text:span></text:p>
      <text:p text:style-name="P30"/>
      <text:p text:style-name="P30">: </text:p>
      <text:p text:style-name="P48"/>
      <text:p text:style-name="P48">In this example, you can see that the TRK00 bit is on and the INDEX bit is cycling (indicating that the drive is spinning <text:span text:style-name="T47">the </text:span>floppy <text:span text:style-name="T47">and sending index pulses to the WD1793</text:span>). Also, a crude calculation of the motor speed can be made. Subtracting the first two adjacent “06” statuses gives 4116H or 16662 iterations. At 12 uS per iteration this computes to 199.944 milliseconds, where the perfect result wo<text:span text:style-name="T55">u</text:span>ld be 200 mS to match the 5 RPM speed of the standard floppy motor.</text:p>
      <text:p text:style-name="P48"/>
      <text:p text:style-name="P48">More sophisticated tests may be done by setting up WD1793 registers and using a more complex FDC command. Note that performing actual <text:span text:style-name="T48">disk</text:span> I/O is not practical with this interface, but SEEK with verify commands will read sector headers to verify the track, and so do a modicum of I/O internally.</text:p>
      <text:p text:style-name="P48"/>
      <text:h text:style-name="Heading_20_4" text:outline-level="4"><text:bookmark-start text:name="__RefHeading___Toc9142_4257110712"/>Floppy Testing (Stepping)<text:bookmark-end text:name="__RefHeading___Toc9142_4257110712"/></text:h>
      <text:p text:style-name="P50"><text:span text:style-name="T55">This</text:span> test checks the ability of the drive to step in/out, and the FDC management of that. <text:span text:style-name="T55">There is no need to have a floppy in the drive for this test, but the head protector should be removed and the drive </text:span><text:soft-page-break/><text:span text:style-name="T55">door left open. SEEK and RESTORE commands are set to 30mS per step, and each should span 5 tracks, so total time should be about 150mS. </text:span><text:span text:style-name="T56">When issuing the SEEK and RESTORE commands, listen for the head stepping noise.</text:span></text:p>
      <text:p text:style-name="P50"/>
      <text:p text:style-name="P39">: <text:span text:style-name="T25">I 14</text:span><text:span text:style-name="T6">(CR)</text:span></text:p>
      <text:p text:style-name="P39">Input 14 = EF<text:tab/><text:span text:style-name="T28">(current sysport)</text:span></text:p>
      <text:p text:style-name="P39"/>
      <text:p text:style-name="P39">: <text:span text:style-name="T25">O 14 FE</text:span><text:span text:style-name="T6">(CR)<text:tab/></text:span><text:span text:style-name="T28">(motor on, select A)</text:span></text:p>
      <text:p text:style-name="P39"/>
      <text:p text:style-name="P40">: <text:span text:style-name="T25">O 1</text:span><text:span text:style-name="T26">0</text:span><text:span text:style-name="T25"> </text:span><text:span text:style-name="T26">03</text:span><text:span text:style-name="T6">(CR)<text:tab/></text:span><text:span text:style-name="T28">(</text:span><text:span text:style-name="T31">RESTORE - make sure drive is at track 0</text:span><text:span text:style-name="T28">)</text:span></text:p>
      <text:p text:style-name="P40"/>
      <text:p text:style-name="P40">: <text:span text:style-name="T25">O 13 05</text:span><text:span text:style-name="T6">(CR)<text:tab/></text:span><text:span text:style-name="T28">(set destination track to 5)</text:span></text:p>
      <text:p text:style-name="P39"/>
      <text:p text:style-name="P39">: <text:span text:style-name="T25">T FLPY 13</text:span><text:span text:style-name="T6">(CR)<text:tab/></text:span><text:span text:style-name="T28">(send SEEK command)</text:span></text:p>
      <text:p text:style-name="P39">45 0002<text:tab/><text:tab/><text:span text:style-name="T28">(24uS: command starts, BUSY on, TRK00 on)</text:span></text:p>
      <text:p text:style-name="P39">41 00A4<text:tab/><text:tab/><text:span text:style-name="T28">(</text:span><text:span text:style-name="T31">1.9mS: </text:span><text:span text:style-name="T28">TRK00 goes off)</text:span></text:p>
      <text:p text:style-name="P39">40 30D7<text:tab/><text:tab/><text:span text:style-name="T28">(</text:span><text:span text:style-name="T31">150mS: </text:span><text:span text:style-name="T28">command done)</text:span></text:p>
      <text:p text:style-name="P39"/>
      <text:p text:style-name="P39">: <text:span text:style-name="T25">I 11</text:span><text:span text:style-name="T6">(CR)</text:span></text:p>
      <text:p text:style-name="P39">Input 11 = 05<text:tab/><text:span text:style-name="T28">(c</text:span><text:span text:style-name="T31">heck c</text:span><text:span text:style-name="T28">urrent track = 5)</text:span></text:p>
      <text:p text:style-name="P39"/>
      <text:p text:style-name="P39">: <text:span text:style-name="T25">T FLPY 03</text:span><text:span text:style-name="T6">(CR)<text:tab/></text:span><text:span text:style-name="T28">(send RESTORE command)</text:span></text:p>
      <text:p text:style-name="P39">41 0002<text:tab/><text:tab/><text:span text:style-name="T28">(</text:span><text:span text:style-name="T31">24uS: </text:span><text:span text:style-name="T28">command starts, BUSY on)</text:span></text:p>
      <text:p text:style-name="P39">45 28C4<text:tab/><text:tab/><text:span text:style-name="T28">(</text:span><text:span text:style-name="T31">125mS: </text:span><text:span text:style-name="T28">TRK00 on)</text:span></text:p>
      <text:p text:style-name="P39">44 30FD<text:tab/><text:tab/><text:span text:style-name="T28">(</text:span><text:span text:style-name="T31">150mS: </text:span><text:span text:style-name="T28">command done)</text:span></text:p>
      <text:p text:style-name="P39"/>
      <text:p text:style-name="P39">: <text:span text:style-name="T25">O 14 EF</text:span><text:span text:style-name="T6">(CR)<text:tab/></text:span><text:span text:style-name="T28">(motor off, drive select off)</text:span></text:p>
      <text:p text:style-name="P39"/>
      <text:p text:style-name="P39">: </text:p>
      <text:p text:style-name="P50"/>
      <text:h text:style-name="Heading_20_4" text:outline-level="4"><text:bookmark-start text:name="__RefHeading___Toc10368_4257110712"/>Floppy Testing (Reading media)<text:bookmark-end text:name="__RefHeading___Toc10368_4257110712"/></text:h>
      <text:p text:style-name="P76">For this test, a formatted floppy is required to be in the drive. The SysPort value is chosen for the density and side, as well as drive and motor-on. This examples reads the first directory sector (sector 0A on side 1) of a DD floppy:</text:p>
      <text:p text:style-name="P76"/>
      <text:p text:style-name="P77">: <text:span text:style-name="T25">I 14</text:span><text:span text:style-name="T53">(CR)</text:span></text:p>
      <text:p text:style-name="P77">Input 14 = EF</text:p>
      <text:p text:style-name="P77"/>
      <text:p text:style-name="P77">: <text:span text:style-name="T25">O 14 DA</text:span><text:span text:style-name="T53">(CR)<text:tab/></text:span><text:span text:style-name="T60">(motor on, DDEN, side 1, drive A)</text:span></text:p>
      <text:p text:style-name="P77"/>
      <text:p text:style-name="P77">: <text:span text:style-name="T25">T FDRD 0A</text:span><text:span text:style-name="T53">(CR)<text:tab/></text:span><text:span text:style-name="T60">(read sector 10)</text:span></text:p>
      <text:p text:style-name="P77">00<text:tab/><text:tab/><text:tab/><text:span text:style-name="T60">(no errors)</text:span></text:p>
      <text:p text:style-name="P77">: <text:span text:style-name="T25">D 8000 81FF</text:span><text:span text:style-name="T53">(CR)</text:span></text:p>
      <text:p text:style-name="P77">8000 00 50 49 50 20 20 20 20 20 43 4F 4D 00 00 00 3A <text:s text:c="2"/>.PIP <text:s text:c="4"/>COM...:</text:p>
      <text:p text:style-name="P77">8010 02 03 04 05 00 00 00 00 00 00 00 00 00 00 00 00 <text:s text:c="2"/>................</text:p>
      <text:p text:style-name="P77">8020 00 45 44 49 54 20 20 20 20 43 4F 4D 00 00 00 80 <text:s text:c="2"/>.EDIT <text:s text:c="3"/>COM....</text:p>
      <text:p text:style-name="P77">8030 06 07 08 09 0A 0B 0C 0D 00 00 00 00 00 00 00 00 <text:s text:c="2"/>................</text:p>
      <text:p text:style-name="P77">8040 00 53 54 41 54 20 20 20 20 43 4F 4D 00 00 00 29 <text:s text:c="2"/>.STAT <text:s text:c="3"/>COM...)</text:p>
      <text:p text:style-name="P77">8050 0E 0F 10 00 00 00 00 00 00 00 00 00 00 00 00 00 <text:s text:c="2"/>................</text:p>
      <text:p text:style-name="P77">8060 00 43 20 20 20 20 20 20 20 43 4F 4D 01 00 00 80 <text:s text:c="2"/>.C <text:s text:c="6"/>COM....</text:p>
      <text:p text:style-name="P77">8070 11 12 13 14 15 16 17 18 19 1A 1B 1C 1D 1E 1F 20 <text:s text:c="2"/>............... </text:p>
      <text:p text:style-name="P77">8080 00 43 20 20 20 20 20 20 20 43 4F 4D 02 00 00 34 <text:s text:c="2"/>.C <text:s text:c="6"/>COM...4</text:p>
      <text:p text:style-name="P77">8090 21 22 23 24 00 00 00 00 00 00 00 00 00 00 00 00 <text:s text:c="2"/>!"#$............</text:p>
      <text:p text:style-name="P77">80A0 00 52 4D 41 43 20 20 20 20 43 4F 4D 00 00 00 6A <text:s text:c="2"/>.RMAC <text:s text:c="3"/>COM...j</text:p>
      <text:p text:style-name="P77"><text:soft-page-break/>80B0 25 26 27 28 29 2A 2B 00 00 00 00 00 00 00 00 00 <text:s text:c="2"/>%&amp;'()*+.........</text:p>
      <text:p text:style-name="P77">80C0 00 4C 49 4E 4B 20 20 20 20 43 4F 4D 00 00 00 7B <text:s text:c="2"/>.LINK <text:s text:c="3"/>COM...{</text:p>
      <text:p text:style-name="P77">80D0 2C 2D 2E 2F 30 31 32 33 00 00 00 00 00 00 00 00 <text:s text:c="2"/>,-./0123........</text:p>
      <text:p text:style-name="P77">80E0 00 4C 49 42 20 20 20 20 20 43 4F 4D 00 00 00 38 <text:s text:c="2"/>.LIB <text:s text:c="4"/>COM...8</text:p>
      <text:p text:style-name="P77">80F0 34 35 36 37 00 00 00 00 00 00 00 00 00 00 00 00 <text:s text:c="2"/>4567............</text:p>
      <text:p text:style-name="P77">8100 00 2F 20 20 20 20 20 20 20 43 4F 4D 00 00 00 0A <text:s text:c="2"/>./ <text:s text:c="6"/>COM....</text:p>
      <text:p text:style-name="P77">8110 38 00 00 00 00 00 00 00 00 00 00 00 00 00 00 00 <text:s text:c="2"/>8...............</text:p>
      <text:p text:style-name="P77">8120 00 4D 41 4B 45 4C 49 42 20 53 55 42 00 00 00 04 <text:s text:c="2"/>.MAKELIB SUB....</text:p>
      <text:p text:style-name="P77">8130 39 00 00 00 00 00 00 00 00 00 00 00 00 00 00 00 <text:s text:c="2"/>9...............</text:p>
      <text:p text:style-name="P77">8140 00 4A 55 4E 4B 20 20 20 20 53 55 42 00 00 00 01 <text:s text:c="2"/>.JUNK <text:s text:c="3"/>SUB....</text:p>
      <text:p text:style-name="P77">8150 3A 00 00 00 00 00 00 00 00 00 00 00 00 00 00 00 <text:s text:c="2"/>:...............</text:p>
      <text:p text:style-name="P77">8160 00 42 45 4C 4C 20 20 20 20 41 53 4D 00 00 00 01 <text:s text:c="2"/>.BELL <text:s text:c="3"/>ASM....</text:p>
      <text:p text:style-name="P77">8170 3B 00 00 00 00 00 00 00 00 00 00 00 00 00 00 00 <text:s text:c="2"/>;...............</text:p>
      <text:p text:style-name="P77">8180 00 43 4F 4D 50 4C 49 42 20 53 55 42 00 00 00 0D <text:s text:c="2"/>.COMPLIB SUB....</text:p>
      <text:p text:style-name="P77">8190 3F 00 00 00 00 00 00 00 00 00 00 00 00 00 00 00 <text:s text:c="2"/>?...............</text:p>
      <text:p text:style-name="P77">81A0 00 49 4E 44 45 58 20 20 20 52 45 4C 00 00 00 01 <text:s text:c="2"/>.INDEX <text:s text:c="2"/>REL....</text:p>
      <text:p text:style-name="P77">81B0 3C 00 00 00 00 00 00 00 00 00 00 00 00 00 00 00 <text:s text:c="2"/>&lt;...............</text:p>
      <text:p text:style-name="P77">81C0 00 43 4F 4D 4D 41 4E 44 20 52 45 4C 00 00 00 09 <text:s text:c="2"/>.COMMAND REL....</text:p>
      <text:p text:style-name="P77">81D0 45 00 00 00 00 00 00 00 00 00 00 00 00 00 00 00 <text:s text:c="2"/>E...............</text:p>
      <text:p text:style-name="P77">81E0 00 45 58 45 43 20 20 20 20 52 45 4C 00 00 00 04 <text:s text:c="2"/>.EXEC <text:s text:c="3"/>REL....</text:p>
      <text:p text:style-name="P77">81F0 46 00 00 00 00 00 00 00 00 00 00 00 00 00 00 00 <text:s text:c="2"/>F...............</text:p>
      <text:p text:style-name="P77">: <text:span text:style-name="T25">O 14 EF</text:span><text:span text:style-name="T53">(CR)<text:tab/></text:span><text:span text:style-name="T60">(motor, etc, off)</text:span></text:p>
      <text:p text:style-name="P77"/>
      <text:p text:style-name="P77">: </text:p>
      <text:p text:style-name="P76"/>
      <text:h text:style-name="Heading_20_3" text:outline-level="3"><text:bookmark-start text:name="__RefHeading___Toc1745_4257110712"/>Memory Test ROM<text:bookmark-end text:name="__RefHeading___Toc1745_4257110712"/></text:h>
      <text:p text:style-name="P44">The <text:span text:style-name="T32">memory test</text:span> binary image may be downloaded here: <text:a xlink:type="simple" xlink:href="http://sebhc.durgadas.com/kaypro/memtest.bin" text:style-name="Internet_20_link" text:visited-style-name="Visited_20_Internet_20_Link">http://sebhc.durgadas.com/kaypro/</text:a><text:a xlink:type="simple" xlink:href="http://sebhc.durgadas.com/kaypro/memtest.bin" text:style-name="Internet_20_link" text:visited-style-name="Visited_20_Internet_20_Link"><text:span text:style-name="T32">memtest</text:span></text:a><text:a xlink:type="simple" xlink:href="http://sebhc.durgadas.com/kaypro/memtest.bin" text:style-name="Internet_20_link" text:visited-style-name="Visited_20_Internet_20_Link">.bin</text:a>. <text:span text:style-name="T32">This image does not depend on RAM to run (uses no stack or RAM variables) nor does it use the serial port. It does a memory test in the range 8000H-FFFFH and will alternate drive A and B LEDs (*/84 and 10 models) or cycle through ‘0’ to ‘9’ in the first character of the display (*/83 models). If a memory error is detected, it will flash the drive A LED or alternate ‘E’ and ‘R’ in the first character of the display (depending on the Kaypro mode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12:18:41.418953918</meta:creation-date>
    <dc:date>2023-05-24T19:39:55.828786863</dc:date>
    <meta:editing-duration>PT1H40M32S</meta:editing-duration>
    <meta:editing-cycles>18</meta:editing-cycles>
    <meta:generator>LibreOffice/7.3.7.2$Linux_X86_64 LibreOffice_project/30$Build-2</meta:generator>
    <meta:document-statistic meta:table-count="1" meta:image-count="0" meta:object-count="0" meta:page-count="9" meta:paragraph-count="269" meta:word-count="3642" meta:character-count="18896" meta:non-whitespace-character-count="15368"/>
  </office:meta>
</office:document-meta>
</file>